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fo:font-weight="normal" style:font-name-asian="Droid Sans Fallback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Fallback" fo:font-weight="normal" style:font-name-asian="Droid Sans Fallback" style:font-weight-asian="normal" style:font-weight-complex="normal"/>
    </style:style>
    <style:style style:name="P3" style:family="paragraph" style:parent-style-name="Standard">
      <style:text-properties style:font-name="Droid Sans Fallback" fo:font-weight="normal" officeooo:rsid="001773d6" officeooo:paragraph-rsid="001773d6" style:font-name-asian="Droid Sans Fallback" style:font-weight-asian="normal" style:font-weight-complex="normal"/>
    </style:style>
    <style:style style:name="P4" style:family="paragraph" style:parent-style-name="Standard">
      <style:text-properties style:font-name="Droid Sans Fallback" fo:font-weight="normal" officeooo:rsid="001773d6" officeooo:paragraph-rsid="001cacdc" style:font-name-asian="Droid Sans Fallback" style:font-weight-asian="normal" style:font-weight-complex="normal"/>
    </style:style>
    <style:style style:name="P5" style:family="paragraph" style:parent-style-name="Standard">
      <style:text-properties style:font-name="Droid Sans Fallback" fo:font-weight="normal" officeooo:rsid="001773d6" officeooo:paragraph-rsid="001e24e1" style:font-name-asian="Droid Sans Fallback" style:font-weight-asian="normal" style:font-weight-complex="normal"/>
    </style:style>
    <style:style style:name="P6" style:family="paragraph" style:parent-style-name="Standard">
      <style:text-properties style:font-name="Droid Sans Fallback" fo:font-weight="normal" officeooo:rsid="001773d6" officeooo:paragraph-rsid="00200232" style:font-name-asian="Droid Sans Fallback" style:font-weight-asian="normal" style:font-weight-complex="normal"/>
    </style:style>
    <style:style style:name="P7" style:family="paragraph" style:parent-style-name="Standard">
      <style:text-properties style:font-name="Droid Sans Fallback" fo:font-weight="normal" officeooo:rsid="001773d6" officeooo:paragraph-rsid="0020b71e" style:font-name-asian="Droid Sans Fallback" style:font-weight-asian="normal" style:font-weight-complex="normal"/>
    </style:style>
    <style:style style:name="P8" style:family="paragraph" style:parent-style-name="Standard">
      <style:text-properties style:font-name="Droid Sans Fallback" fo:font-weight="normal" officeooo:rsid="001773d6" officeooo:paragraph-rsid="0021107d" style:font-name-asian="Droid Sans Fallback" style:font-weight-asian="normal" style:font-weight-complex="normal"/>
    </style:style>
    <style:style style:name="P9" style:family="paragraph" style:parent-style-name="Standard">
      <style:text-properties style:font-name="Droid Sans Fallback" fo:font-weight="normal" officeooo:rsid="001773d6" officeooo:paragraph-rsid="00227b30" style:font-name-asian="Droid Sans Fallback" style:font-weight-asian="normal" style:font-weight-complex="normal"/>
    </style:style>
    <style:style style:name="P10" style:family="paragraph" style:parent-style-name="Standard">
      <style:text-properties style:font-name="Droid Sans Fallback" fo:font-weight="normal" officeooo:rsid="001773d6" officeooo:paragraph-rsid="0022d8dd" style:font-name-asian="Droid Sans Fallback" style:font-weight-asian="normal" style:font-weight-complex="normal"/>
    </style:style>
    <style:style style:name="P11" style:family="paragraph" style:parent-style-name="Standard">
      <style:text-properties style:font-name="Droid Sans Fallback" fo:font-weight="normal" officeooo:rsid="001773d6" officeooo:paragraph-rsid="00507060" style:font-name-asian="Droid Sans Fallback" style:font-weight-asian="normal" style:font-weight-complex="normal"/>
    </style:style>
    <style:style style:name="P12" style:family="paragraph" style:parent-style-name="Standard">
      <style:text-properties style:font-name="Droid Sans Fallback" fo:font-weight="normal" officeooo:rsid="001773d6" officeooo:paragraph-rsid="005366e0" style:font-name-asian="Droid Sans Fallback" style:font-weight-asian="normal" style:font-weight-complex="normal"/>
    </style:style>
    <style:style style:name="P13" style:family="paragraph" style:parent-style-name="Standard">
      <style:text-properties style:font-name="Droid Sans Fallback" fo:font-weight="normal" officeooo:paragraph-rsid="005f3d76" style:font-name-asian="Droid Sans Fallback" style:font-weight-asian="normal" style:font-weight-complex="normal"/>
    </style:style>
    <style:style style:name="P14" style:family="paragraph" style:parent-style-name="Standard">
      <style:text-properties style:font-name="Droid Sans Fallback" fo:font-weight="normal" officeooo:paragraph-rsid="00608693" style:font-name-asian="Droid Sans Fallback" style:font-weight-asian="normal" style:font-weight-complex="normal"/>
    </style:style>
    <style:style style:name="P15" style:family="paragraph" style:parent-style-name="Standard">
      <style:text-properties style:font-name="Droid Sans Fallback" fo:font-weight="normal" officeooo:paragraph-rsid="0063374a" style:font-name-asian="Droid Sans Fallback" style:font-weight-asian="normal" style:font-weight-complex="normal"/>
    </style:style>
    <style:style style:name="P16" style:family="paragraph" style:parent-style-name="Standard">
      <style:text-properties style:font-name="Droid Sans Fallback" fo:font-weight="normal" officeooo:paragraph-rsid="0065062c" style:font-name-asian="Droid Sans Fallback" style:font-weight-asian="normal" style:font-weight-complex="normal"/>
    </style:style>
    <style:style style:name="P17" style:family="paragraph" style:parent-style-name="Standard">
      <style:text-properties style:font-name="Droid Sans Fallback" fo:font-weight="normal" officeooo:paragraph-rsid="00660b30" style:font-name-asian="Droid Sans Fallback" style:font-weight-asian="normal" style:font-weight-complex="normal"/>
    </style:style>
    <style:style style:name="P18" style:family="paragraph" style:parent-style-name="Standard">
      <style:text-properties style:font-name="Droid Sans Fallback" fo:font-weight="normal" officeooo:paragraph-rsid="006791be" style:font-name-asian="Droid Sans Fallback" style:font-weight-asian="normal" style:font-weight-complex="normal"/>
    </style:style>
    <style:style style:name="P19" style:family="paragraph" style:parent-style-name="Standard">
      <style:text-properties style:font-name="Droid Sans Fallback" fo:font-weight="normal" officeooo:rsid="0067c70b" officeooo:paragraph-rsid="0067c70b" style:font-name-asian="Droid Sans Fallback" style:font-weight-asian="normal" style:font-weight-complex="normal"/>
    </style:style>
    <style:style style:name="P20" style:family="paragraph" style:parent-style-name="Standard">
      <style:text-properties style:font-name="Droid Sans Fallback" fo:font-weight="normal" officeooo:rsid="0067c70b" officeooo:paragraph-rsid="0068b900" style:font-name-asian="Droid Sans Fallback" style:font-weight-asian="normal" style:font-weight-complex="normal"/>
    </style:style>
    <style:style style:name="P21" style:family="paragraph" style:parent-style-name="Standard">
      <style:text-properties style:font-name="Droid Sans Fallback" fo:font-weight="normal" officeooo:rsid="0067c70b" officeooo:paragraph-rsid="00698de4" style:font-name-asian="Droid Sans Fallback" style:font-weight-asian="normal" style:font-weight-complex="normal"/>
    </style:style>
    <style:style style:name="P22" style:family="paragraph" style:parent-style-name="Standard">
      <style:text-properties style:font-name="Droid Sans Fallback" fo:font-weight="normal" officeooo:rsid="0067c70b" officeooo:paragraph-rsid="006b2272" style:font-name-asian="Droid Sans Fallback" style:font-weight-asian="normal" style:font-weight-complex="normal"/>
    </style:style>
    <style:style style:name="P23" style:family="paragraph" style:parent-style-name="Standard">
      <style:text-properties style:font-name="Droid Sans Fallback" style:text-underline-style="none" fo:font-weight="normal" officeooo:rsid="001773d6" officeooo:paragraph-rsid="00578ae3" style:font-name-asian="Droid Sans Fallback" style:font-weight-asian="normal" style:font-weight-complex="normal"/>
    </style:style>
    <style:style style:name="P24" style:family="paragraph" style:parent-style-name="Standard">
      <style:text-properties style:font-name="Droid Sans Fallback" style:text-underline-style="none" fo:font-weight="normal" officeooo:paragraph-rsid="0060f19b" style:font-name-asian="Droid Sans Fallback" style:font-weight-asian="normal" style:font-weight-complex="normal"/>
    </style:style>
    <style:style style:name="P25" style:family="paragraph" style:parent-style-name="Standard">
      <style:text-properties style:font-name="Droid Sans Fallback" style:text-underline-style="none" fo:font-weight="normal" officeooo:paragraph-rsid="00677360" style:font-name-asian="Droid Sans Fallback" style:font-weight-asian="normal" style:font-weight-complex="normal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normal" officeooo:paragraph-rsid="001773d6" style:font-weight-asian="normal" style:font-weight-complex="normal"/>
    </style:style>
    <style:style style:name="P28" style:family="paragraph" style:parent-style-name="Standard">
      <style:text-properties fo:color="#000000" style:font-name="Droid Sans Fallback" fo:font-weight="normal" officeooo:rsid="001773d6" officeooo:paragraph-rsid="001773d6" style:font-name-asian="Droid Sans Fallback" style:font-weight-asian="normal" style:font-weight-complex="normal"/>
    </style:style>
    <style:style style:name="P29" style:family="paragraph" style:parent-style-name="Standard">
      <style:text-properties fo:color="#000000" style:font-name="Droid Sans Fallback" fo:font-weight="normal" officeooo:rsid="001773d6" officeooo:paragraph-rsid="00200232" style:font-name-asian="Droid Sans Fallback" style:font-weight-asian="normal" style:font-weight-complex="normal"/>
    </style:style>
    <style:style style:name="P30" style:family="paragraph" style:parent-style-name="Standard">
      <style:text-properties fo:color="#000000" style:font-name="Droid Sans Fallback" fo:font-weight="normal" officeooo:rsid="001773d6" officeooo:paragraph-rsid="00227b30" style:font-name-asian="Droid Sans Fallback" style:font-weight-asian="normal" style:font-weight-complex="normal"/>
    </style:style>
    <style:style style:name="P31" style:family="paragraph" style:parent-style-name="Standard">
      <style:text-properties fo:color="#000000" style:font-name="Droid Sans Fallback" fo:font-weight="normal" officeooo:rsid="001773d6" officeooo:paragraph-rsid="00233867" style:font-name-asian="Droid Sans Fallback" style:font-weight-asian="normal" style:font-weight-complex="normal"/>
    </style:style>
    <style:style style:name="P32" style:family="paragraph" style:parent-style-name="Standard">
      <style:text-properties fo:color="#000000" style:font-name="Droid Sans Fallback" fo:font-weight="normal" officeooo:rsid="001773d6" officeooo:paragraph-rsid="0024bb1e" style:font-name-asian="Droid Sans Fallback" style:font-weight-asian="normal" style:font-weight-complex="normal"/>
    </style:style>
    <style:style style:name="P33" style:family="paragraph" style:parent-style-name="Standard">
      <style:text-properties fo:color="#000000" style:font-name="Droid Sans Fallback" fo:font-weight="normal" officeooo:rsid="001773d6" officeooo:paragraph-rsid="00266d75" style:font-name-asian="Droid Sans Fallback" style:font-weight-asian="normal" style:font-weight-complex="normal"/>
    </style:style>
    <style:style style:name="P34" style:family="paragraph" style:parent-style-name="Standard">
      <style:text-properties fo:color="#000000" style:font-name="Droid Sans Fallback" fo:font-weight="normal" officeooo:rsid="001773d6" officeooo:paragraph-rsid="00281533" style:font-name-asian="Droid Sans Fallback" style:font-weight-asian="normal" style:font-weight-complex="normal"/>
    </style:style>
    <style:style style:name="P35" style:family="paragraph" style:parent-style-name="Standard">
      <style:text-properties fo:color="#000000" style:font-name="Droid Sans Fallback" fo:font-weight="normal" officeooo:rsid="001773d6" officeooo:paragraph-rsid="0029ed00" style:font-name-asian="Droid Sans Fallback" style:font-weight-asian="normal" style:font-weight-complex="normal"/>
    </style:style>
    <style:style style:name="P36" style:family="paragraph" style:parent-style-name="Standard">
      <style:text-properties fo:color="#000000" style:font-name="Droid Sans Fallback" fo:font-weight="normal" officeooo:rsid="001773d6" officeooo:paragraph-rsid="002b025d" style:font-name-asian="Droid Sans Fallback" style:font-weight-asian="normal" style:font-weight-complex="normal"/>
    </style:style>
    <style:style style:name="P37" style:family="paragraph" style:parent-style-name="Standard">
      <style:text-properties fo:color="#000000" style:font-name="Droid Sans Fallback" fo:font-weight="normal" officeooo:rsid="001773d6" officeooo:paragraph-rsid="002c4b3c" style:font-name-asian="Droid Sans Fallback" style:font-weight-asian="normal" style:font-weight-complex="normal"/>
    </style:style>
    <style:style style:name="P38" style:family="paragraph" style:parent-style-name="Standard">
      <style:text-properties fo:color="#000000" style:font-name="Droid Sans Fallback" fo:font-weight="normal" officeooo:rsid="001773d6" officeooo:paragraph-rsid="002e4463" style:font-name-asian="Droid Sans Fallback" style:font-weight-asian="normal" style:font-weight-complex="normal"/>
    </style:style>
    <style:style style:name="P39" style:family="paragraph" style:parent-style-name="Standard">
      <style:text-properties fo:color="#000000" style:font-name="Droid Sans Fallback" fo:font-weight="normal" officeooo:rsid="001773d6" officeooo:paragraph-rsid="002f7c47" style:font-name-asian="Droid Sans Fallback" style:font-weight-asian="normal" style:font-weight-complex="normal"/>
    </style:style>
    <style:style style:name="P40" style:family="paragraph" style:parent-style-name="Standard">
      <style:text-properties fo:color="#000000" style:font-name="Droid Sans Fallback" fo:font-weight="normal" officeooo:rsid="001773d6" officeooo:paragraph-rsid="003a0dfa" style:font-name-asian="Droid Sans Fallback" style:font-weight-asian="normal" style:font-weight-complex="normal"/>
    </style:style>
    <style:style style:name="P41" style:family="paragraph" style:parent-style-name="Standard">
      <style:text-properties fo:color="#000000" style:font-name="Droid Sans Fallback" fo:font-size="10pt" fo:font-weight="normal" officeooo:rsid="001773d6" officeooo:paragraph-rsid="0032a110" style:font-name-asian="Droid Sans Fallback" style:font-size-asian="10pt" style:font-weight-asian="normal" style:font-weight-complex="normal"/>
    </style:style>
    <style:style style:name="P42" style:family="paragraph" style:parent-style-name="Standard">
      <style:text-properties fo:color="#000000" style:font-name="Droid Sans Fallback" fo:font-size="10pt" fo:font-weight="normal" officeooo:rsid="001773d6" officeooo:paragraph-rsid="003498d6" style:font-name-asian="Droid Sans Fallback" style:font-size-asian="10pt" style:font-weight-asian="normal" style:font-weight-complex="normal"/>
    </style:style>
    <style:style style:name="P43" style:family="paragraph" style:parent-style-name="Standard">
      <style:text-properties fo:color="#000000" style:font-name="Droid Sans Fallback" fo:font-size="10pt" fo:font-weight="normal" officeooo:rsid="001773d6" officeooo:paragraph-rsid="00363d39" style:font-name-asian="Droid Sans Fallback" style:font-size-asian="10pt" style:font-weight-asian="normal" style:font-weight-complex="normal"/>
    </style:style>
    <style:style style:name="P44" style:family="paragraph" style:parent-style-name="Standard">
      <style:text-properties fo:color="#000000" style:font-name="Droid Sans Fallback" fo:font-size="10pt" fo:font-weight="normal" officeooo:rsid="001773d6" officeooo:paragraph-rsid="003a0dfa" style:font-name-asian="Droid Sans Fallback" style:font-size-asian="10pt" style:font-weight-asian="normal" style:font-weight-complex="normal"/>
    </style:style>
    <style:style style:name="P45" style:family="paragraph" style:parent-style-name="Standard">
      <style:text-properties fo:color="#000000" style:font-name="Droid Sans Fallback" fo:font-size="10pt" fo:font-weight="normal" officeooo:rsid="001773d6" officeooo:paragraph-rsid="003b84e1" style:font-name-asian="Droid Sans Fallback" style:font-size-asian="10pt" style:font-weight-asian="normal" style:font-weight-complex="normal"/>
    </style:style>
    <style:style style:name="P46" style:family="paragraph" style:parent-style-name="Standard">
      <style:text-properties fo:color="#000000" style:font-name="Droid Sans Fallback" fo:font-size="10pt" fo:font-weight="normal" officeooo:rsid="001773d6" officeooo:paragraph-rsid="003d2eec" style:font-name-asian="Droid Sans Fallback" style:font-size-asian="10pt" style:font-weight-asian="normal" style:font-weight-complex="normal"/>
    </style:style>
    <style:style style:name="P47" style:family="paragraph" style:parent-style-name="Standard">
      <style:text-properties fo:color="#000000" style:font-name="Droid Sans Fallback" fo:font-style="normal" fo:font-weight="normal" officeooo:rsid="001773d6" officeooo:paragraph-rsid="004ecf08" style:font-name-asian="Droid Sans Fallback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style:font-name="Droid Sans Fallback" fo:font-style="normal" fo:font-weight="normal" officeooo:rsid="001773d6" officeooo:paragraph-rsid="00504326" style:font-name-asian="Droid Sans Fallback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style:font-name="Droid Sans Fallback" fo:font-style="normal" fo:font-weight="normal" officeooo:rsid="001773d6" officeooo:paragraph-rsid="00521a6e" style:font-name-asian="Droid Sans Fallback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style:font-name="Droid Sans Fallback" fo:font-style="normal" fo:font-weight="normal" officeooo:rsid="001773d6" officeooo:paragraph-rsid="00523fb0" style:font-name-asian="Droid Sans Fallback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style:font-name="Droid Sans Fallback" fo:font-style="normal" fo:font-weight="normal" officeooo:rsid="001773d6" officeooo:paragraph-rsid="005491bb" style:font-name-asian="Droid Sans Fallback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0" style:font-name="Droid Sans Fallback" fo:font-style="normal" fo:font-weight="normal" officeooo:rsid="001773d6" officeooo:paragraph-rsid="0056207b" style:font-name-asian="Droid Sans Fallback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style:font-name="Droid Sans Fallback" fo:font-style="normal" fo:font-weight="normal" officeooo:rsid="001773d6" officeooo:paragraph-rsid="0057a73a" style:font-name-asian="Droid Sans Fallback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0" style:font-name="Droid Sans Fallback" fo:font-style="normal" fo:font-weight="normal" officeooo:rsid="001773d6" officeooo:paragraph-rsid="0057bd55" style:font-name-asian="Droid Sans Fallback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1773d6" officeooo:paragraph-rsid="0030c5a2" style:font-name-asian="Droid Sans Fallback" style:font-size-asian="10pt" style:font-weight-asian="normal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1773d6" officeooo:paragraph-rsid="0032837d" style:font-name-asian="Droid Sans Fallback" style:font-size-asian="10pt" style:font-weight-asian="normal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1773d6" officeooo:paragraph-rsid="0034c9b6" style:font-name-asian="Droid Sans Fallback" style:font-size-asian="10pt" style:font-weight-asian="normal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1773d6" officeooo:paragraph-rsid="00363d39" style:font-name-asian="Droid Sans Fallback" style:font-size-asian="10pt" style:font-weight-asian="normal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1773d6" officeooo:paragraph-rsid="00378bb8" style:font-name-asian="Droid Sans Fallback" style:font-size-asian="10pt" style:font-weight-asian="normal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1773d6" officeooo:paragraph-rsid="003f9eaa" style:font-name-asian="Droid Sans Fallback" style:font-size-asian="10pt" style:font-weight-asian="normal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1773d6" officeooo:paragraph-rsid="003ffcc2" style:font-name-asian="Droid Sans Fallback" style:font-size-asian="10pt" style:font-weight-asian="normal" style:font-weight-complex="normal"/>
    </style:style>
    <style:style style:name="P62" style:family="paragraph" style:parent-style-name="Standard">
      <style:text-properties fo:color="#000000" style:font-name="Droid Sans Fallback" fo:font-size="10pt" fo:font-weight="normal" style:font-name-asian="Droid Sans Fallback" style:font-size-asian="10pt" style:font-weight-asian="normal" style:font-weight-complex="normal"/>
    </style:style>
    <style:style style:name="P63" style:family="paragraph" style:parent-style-name="Standard">
      <style:text-properties fo:color="#000000" style:font-name="Droid Sans Fallback" fo:font-size="10pt" fo:font-weight="normal" officeooo:rsid="001773d6" officeooo:paragraph-rsid="001773d6" style:font-name-asian="Droid Sans Fallback" style:font-size-asian="10pt" style:font-weight-asian="normal" style:font-weight-complex="normal"/>
    </style:style>
    <style:style style:name="P64" style:family="paragraph" style:parent-style-name="Standard">
      <style:text-properties fo:color="#000000" style:font-name="Droid Sans Fallback" fo:font-size="10pt" fo:font-weight="normal" officeooo:rsid="001773d6" officeooo:paragraph-rsid="00200232" style:font-name-asian="Droid Sans Fallback" style:font-size-asian="10pt" style:font-weight-asian="normal" style:font-weight-complex="normal"/>
    </style:style>
    <style:style style:name="P65" style:family="paragraph" style:parent-style-name="Standard">
      <style:text-properties fo:color="#000000" style:font-name="Droid Sans Fallback" fo:font-size="10pt" fo:font-weight="normal" officeooo:rsid="001ac8b6" officeooo:paragraph-rsid="001b429a" style:font-name-asian="Droid Sans Fallback" style:font-size-asian="10pt" style:font-weight-asian="normal" style:font-weight-complex="normal"/>
    </style:style>
    <style:style style:name="P66" style:family="paragraph" style:parent-style-name="Standard">
      <style:text-properties fo:color="#000000" style:font-name="Droid Sans Fallback" fo:font-size="10pt" fo:font-weight="normal" officeooo:rsid="0032837d" officeooo:paragraph-rsid="0032837d" style:font-name-asian="Droid Sans Fallback" style:font-size-asian="10pt" style:font-weight-asian="normal" style:font-weight-complex="normal"/>
    </style:style>
    <style:style style:name="P67" style:family="paragraph" style:parent-style-name="Standard">
      <style:text-properties fo:color="#000000" style:font-name="Droid Sans Fallback" fo:font-size="10pt" fo:font-weight="normal" officeooo:rsid="003ffcc2" officeooo:paragraph-rsid="003ffcc2" style:font-name-asian="Droid Sans Fallback" style:font-size-asian="10pt" style:font-weight-asian="normal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1773d6" officeooo:paragraph-rsid="001773d6" style:font-name-asian="Droid Sans Fallback" style:font-size-asian="10pt" style:font-weight-asian="normal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1773d6" officeooo:paragraph-rsid="00363d39" style:font-name-asian="Droid Sans Fallback" style:font-size-asian="10pt" style:font-weight-asian="normal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1eabaf" officeooo:paragraph-rsid="00200232" style:font-name-asian="Droid Sans Fallback" style:font-size-asian="10pt" style:font-weight-asian="normal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1e24e1" officeooo:paragraph-rsid="00281533" style:font-name-asian="Droid Sans Fallback" style:font-size-asian="10pt" style:font-weight-asian="normal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3498d6" officeooo:paragraph-rsid="003d2eec" style:font-name-asian="Droid Sans Fallback" style:font-size-asian="10pt" style:font-weight-asian="normal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67c70b" officeooo:paragraph-rsid="0067c70b" style:font-name-asian="Droid Sans Fallback" style:font-size-asian="10pt" style:font-weight-asian="normal" style:font-weight-complex="normal"/>
    </style:style>
    <style:style style:name="P74" style:family="paragraph" style:parent-style-name="Standard">
      <style:text-properties fo:color="#000000" style:font-name="Monospace" fo:font-size="10pt" style:text-underline-style="none" fo:font-weight="normal" officeooo:rsid="001773d6" officeooo:paragraph-rsid="001773d6" style:font-name-asian="Droid Sans Fallback" style:font-size-asian="10pt" style:font-weight-asian="normal" style:font-weight-complex="normal"/>
    </style:style>
    <style:style style:name="P75" style:family="paragraph" style:parent-style-name="Standard">
      <style:text-properties fo:color="#000000" style:font-name="Monospace" fo:font-size="10pt" fo:font-weight="bold" style:font-name-asian="Droid Sans Fallback" style:font-size-asian="10pt" style:font-weight-asian="bold" style:font-weight-complex="normal"/>
    </style:style>
    <style:style style:name="P76" style:family="paragraph" style:parent-style-name="Standard">
      <style:text-properties fo:color="#000000" style:font-name="Droid Sans Fallback" fo:font-size="10pt" fo:font-weight="normal" officeooo:paragraph-rsid="007d6791" style:font-name-asian="Droid Sans Fallback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Droid Sans Fallback" fo:font-size="10pt" fo:font-weight="normal" officeooo:rsid="001773d6" officeooo:paragraph-rsid="007d6791" style:font-name-asian="Droid Sans Fallback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Droid Sans Fallback" fo:font-size="10pt" fo:font-weight="normal" officeooo:rsid="001773d6" officeooo:paragraph-rsid="007d7960" style:font-name-asian="Droid Sans Fallback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Droid Sans Fallback" fo:font-size="10pt" fo:font-weight="normal" officeooo:rsid="001773d6" officeooo:paragraph-rsid="00993bc6" style:font-name-asian="Droid Sans Fallback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Droid Sans Fallback" fo:font-size="10pt" fo:font-weight="normal" officeooo:rsid="001773d6" officeooo:paragraph-rsid="009a3f47" style:font-name-asian="Droid Sans Fallback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Droid Sans Fallback" fo:font-size="10pt" fo:font-weight="normal" officeooo:rsid="001773d6" officeooo:paragraph-rsid="009b2606" style:font-name-asian="Droid Sans Fallback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Droid Sans Fallback" fo:font-size="10pt" fo:font-weight="normal" officeooo:rsid="001773d6" officeooo:paragraph-rsid="009e6669" style:font-name-asian="Droid Sans Fallback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Droid Sans Fallback" fo:font-size="10pt" fo:font-weight="normal" officeooo:rsid="001773d6" officeooo:paragraph-rsid="00a1830d" style:font-name-asian="Droid Sans Fallback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Droid Sans Fallback" fo:font-size="10pt" fo:font-weight="normal" officeooo:rsid="001773d6" officeooo:paragraph-rsid="009f83f5" style:font-name-asian="Droid Sans Fallback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Droid Sans Fallback" fo:font-size="10pt" fo:font-weight="normal" officeooo:rsid="001773d6" officeooo:paragraph-rsid="00ce83a2" style:font-name-asian="Droid Sans Fallback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Droid Sans Fallback" fo:font-size="10pt" fo:font-weight="normal" officeooo:rsid="001773d6" officeooo:paragraph-rsid="00d1b0da" style:font-name-asian="Droid Sans Fallback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Droid Sans Fallback" fo:font-size="10pt" fo:font-weight="normal" officeooo:paragraph-rsid="007d7960" style:font-name-asian="Droid Sans Fallback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Droid Sans Fallback" fo:font-size="10pt" fo:font-weight="normal" officeooo:paragraph-rsid="0090aafa" style:font-name-asian="Droid Sans Fallback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Droid Sans Fallback" fo:font-size="10pt" fo:font-weight="normal" officeooo:paragraph-rsid="00928a83" style:font-name-asian="Droid Sans Fallback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Droid Sans Fallback" fo:font-size="10pt" fo:font-weight="normal" officeooo:paragraph-rsid="009477d7" style:font-name-asian="Droid Sans Fallback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Droid Sans Fallback" fo:font-size="10pt" fo:font-weight="normal" officeooo:paragraph-rsid="00978d44" style:font-name-asian="Droid Sans Fallback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Droid Sans Fallback" fo:font-size="10pt" fo:font-weight="normal" officeooo:paragraph-rsid="00bf3162" style:font-name-asian="Droid Sans Fallback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Droid Sans Fallback" fo:font-size="10pt" fo:font-weight="normal" officeooo:paragraph-rsid="00bf6bd3" style:font-name-asian="Droid Sans Fallback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Droid Sans Fallback" fo:font-size="10pt" fo:font-weight="normal" officeooo:paragraph-rsid="00c03baa" style:font-name-asian="Droid Sans Fallback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style:font-name="Droid Sans Fallback" fo:font-size="10pt" fo:font-weight="bold" officeooo:rsid="001773d6" officeooo:paragraph-rsid="007d6791" style:font-name-asian="Droid Sans Fallback" style:font-size-asian="10pt" style:font-weight-asian="bold" style:font-size-complex="10pt" style:font-weight-complex="bold"/>
    </style:style>
    <style:style style:name="P96" style:family="paragraph" style:parent-style-name="Standard">
      <style:text-properties fo:color="#000000" style:font-name="Droid Sans Fallback" fo:font-size="10pt" style:text-underline-style="none" fo:font-weight="normal" officeooo:rsid="001773d6" officeooo:paragraph-rsid="007d6791" style:font-name-asian="Droid Sans Fallback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Droid Sans Fallback" fo:font-size="10pt" style:text-underline-style="none" fo:font-weight="normal" officeooo:rsid="001773d6" officeooo:paragraph-rsid="00ca44b4" style:font-name-asian="Droid Sans Fallback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style:font-name="Droid Sans Fallback" fo:font-size="10pt" fo:font-style="normal" fo:font-weight="normal" officeooo:rsid="001773d6" officeooo:paragraph-rsid="007d7960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text-properties fo:color="#000000" style:font-name="Droid Sans Fallback" fo:font-size="10pt" fo:font-style="normal" fo:font-weight="normal" officeooo:rsid="001773d6" officeooo:paragraph-rsid="00c2f8b5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text-properties fo:color="#000000" style:font-name="Droid Sans Fallback" fo:font-size="10pt" fo:font-style="normal" fo:font-weight="normal" officeooo:rsid="001773d6" officeooo:paragraph-rsid="00c43839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text-properties fo:color="#000000" style:font-name="Droid Sans Fallback" fo:font-size="10pt" fo:font-style="normal" fo:font-weight="normal" officeooo:rsid="001773d6" officeooo:paragraph-rsid="00c48638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text-properties fo:color="#000000" style:font-name="Droid Sans Fallback" fo:font-size="10pt" fo:font-style="normal" fo:font-weight="normal" officeooo:rsid="001773d6" officeooo:paragraph-rsid="00c5e2fe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text-properties fo:color="#000000" style:font-name="Droid Sans Fallback" fo:font-size="10pt" fo:font-style="normal" fo:font-weight="normal" officeooo:rsid="001773d6" officeooo:paragraph-rsid="00c744bd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text-properties fo:color="#000000" style:font-name="Droid Sans Fallback" fo:font-size="10pt" fo:font-style="normal" fo:font-weight="normal" officeooo:rsid="001773d6" officeooo:paragraph-rsid="00c9307e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text-properties fo:color="#000000" style:font-name="Droid Sans Fallback" fo:font-size="10pt" fo:font-style="normal" style:text-underline-style="none" fo:font-weight="normal" officeooo:rsid="001773d6" officeooo:paragraph-rsid="00ca1c89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text-properties fo:color="#000000" style:font-name="Droid Sans Fallback" fo:font-size="10pt" fo:font-style="normal" style:text-underline-style="none" fo:font-weight="normal" officeooo:rsid="001773d6" officeooo:paragraph-rsid="00ca44b4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text-properties fo:color="#000000" style:font-name="Droid Sans Fallback" fo:font-weight="normal" officeooo:paragraph-rsid="009d0973" style:font-name-asian="Droid Sans Fallback" style:font-weight-asian="normal" style:font-weight-complex="normal"/>
    </style:style>
    <style:style style:name="P108" style:family="paragraph" style:parent-style-name="Standard">
      <style:text-properties fo:color="#000000" style:font-name="Droid Sans Fallback" fo:font-weight="normal" officeooo:paragraph-rsid="009de2d4" style:font-name-asian="Droid Sans Fallback" style:font-weight-asian="normal" style:font-weight-complex="normal"/>
    </style:style>
    <style:style style:name="P109" style:family="paragraph" style:parent-style-name="Standard">
      <style:text-properties fo:color="#000000" style:font-name="Droid Sans Fallback" fo:font-weight="normal" officeooo:paragraph-rsid="009dfad0" style:font-name-asian="Droid Sans Fallback" style:font-weight-asian="normal" style:font-weight-complex="normal"/>
    </style:style>
    <style:style style:name="P110" style:family="paragraph" style:parent-style-name="Standard">
      <style:text-properties fo:color="#000000" style:font-name="Droid Sans Fallback" fo:font-weight="normal" officeooo:paragraph-rsid="00a3660b" style:font-name-asian="Droid Sans Fallback" style:font-weight-asian="normal" style:font-weight-complex="normal"/>
    </style:style>
    <style:style style:name="P111" style:family="paragraph" style:parent-style-name="Standard">
      <style:text-properties fo:color="#000000" style:font-name="Droid Sans Fallback" fo:font-weight="normal" officeooo:paragraph-rsid="00a514ad" style:font-name-asian="Droid Sans Fallback" style:font-weight-asian="normal" style:font-weight-complex="normal"/>
    </style:style>
    <style:style style:name="P112" style:family="paragraph" style:parent-style-name="Standard">
      <style:text-properties fo:color="#000000" style:font-name="Droid Sans Fallback" fo:font-weight="normal" officeooo:paragraph-rsid="00a553c8" style:font-name-asian="Droid Sans Fallback" style:font-weight-asian="normal" style:font-weight-complex="normal"/>
    </style:style>
    <style:style style:name="P113" style:family="paragraph" style:parent-style-name="Standard">
      <style:text-properties fo:color="#000000" style:font-name="Droid Sans Fallback" fo:font-weight="normal" officeooo:paragraph-rsid="00a6b0e3" style:font-name-asian="Droid Sans Fallback" style:font-weight-asian="normal" style:font-weight-complex="normal"/>
    </style:style>
    <style:style style:name="P114" style:family="paragraph" style:parent-style-name="Standard">
      <style:text-properties fo:color="#000000" style:font-name="Droid Sans Fallback" fo:font-weight="normal" officeooo:paragraph-rsid="00a7be0d" style:font-name-asian="Droid Sans Fallback" style:font-weight-asian="normal" style:font-weight-complex="normal"/>
    </style:style>
    <style:style style:name="P115" style:family="paragraph" style:parent-style-name="Standard">
      <style:text-properties fo:color="#000000" style:font-name="Droid Sans Fallback" fo:font-weight="normal" officeooo:paragraph-rsid="00a8de9d" style:font-name-asian="Droid Sans Fallback" style:font-weight-asian="normal" style:font-weight-complex="normal"/>
    </style:style>
    <style:style style:name="P116" style:family="paragraph" style:parent-style-name="Standard">
      <style:text-properties fo:color="#000000" style:font-name="Droid Sans Fallback" fo:font-weight="normal" officeooo:paragraph-rsid="00aa20c0" style:font-name-asian="Droid Sans Fallback" style:font-weight-asian="normal" style:font-weight-complex="normal"/>
    </style:style>
    <style:style style:name="P117" style:family="paragraph" style:parent-style-name="Standard">
      <style:text-properties fo:color="#000000" style:font-name="Droid Sans Fallback" fo:font-weight="normal" officeooo:paragraph-rsid="00ab572b" style:font-name-asian="Droid Sans Fallback" style:font-weight-asian="normal" style:font-weight-complex="normal"/>
    </style:style>
    <style:style style:name="P118" style:family="paragraph" style:parent-style-name="Standard">
      <style:text-properties fo:color="#3c3c3c" style:font-name="Monospace" fo:font-size="10pt" style:text-underline-style="none" fo:font-weight="normal" officeooo:rsid="001773d6" officeooo:paragraph-rsid="001773d6" style:font-name-asian="Droid Sans Fallback" style:font-size-asian="10pt" style:font-weight-asian="normal" style:font-weight-complex="normal"/>
    </style:style>
    <style:style style:name="P119" style:family="paragraph" style:parent-style-name="Standard">
      <style:text-properties style:font-name="Droid Sans Fallback" fo:font-weight="normal" style:font-name-asian="Droid Sans Fallback" style:font-weight-asian="normal" style:font-weight-complex="normal"/>
    </style:style>
    <style:style style:name="P120" style:family="paragraph" style:parent-style-name="Standard">
      <style:text-properties style:font-name="Droid Sans Fallback" fo:font-weight="normal" officeooo:paragraph-rsid="006e9915" style:font-name-asian="Droid Sans Fallback" style:font-weight-asian="normal" style:font-weight-complex="normal"/>
    </style:style>
    <style:style style:name="P121" style:family="paragraph" style:parent-style-name="Standard">
      <style:text-properties style:font-name="Droid Sans Fallback" fo:font-weight="normal" officeooo:paragraph-rsid="006f2661" style:font-name-asian="Droid Sans Fallback" style:font-weight-asian="normal" style:font-weight-complex="normal"/>
    </style:style>
    <style:style style:name="P122" style:family="paragraph" style:parent-style-name="Standard">
      <style:text-properties style:font-name="Droid Sans Fallback" fo:font-weight="normal" officeooo:paragraph-rsid="0070ea45" style:font-name-asian="Droid Sans Fallback" style:font-weight-asian="normal" style:font-weight-complex="normal"/>
    </style:style>
    <style:style style:name="P123" style:family="paragraph" style:parent-style-name="Standard">
      <style:text-properties style:font-name="Droid Sans Fallback" fo:font-weight="normal" officeooo:paragraph-rsid="00703fac" style:font-name-asian="Droid Sans Fallback" style:font-weight-asian="normal" style:font-weight-complex="normal"/>
    </style:style>
    <style:style style:name="P124" style:family="paragraph" style:parent-style-name="Standard">
      <style:text-properties style:font-name="Droid Sans Fallback" fo:font-weight="normal" officeooo:paragraph-rsid="0073e419" style:font-name-asian="Droid Sans Fallback" style:font-weight-asian="normal" style:font-weight-complex="normal"/>
    </style:style>
    <style:style style:name="P125" style:family="paragraph" style:parent-style-name="Standard">
      <style:text-properties style:font-name="Droid Sans Fallback" fo:font-weight="normal" officeooo:paragraph-rsid="00777eef" style:font-name-asian="Droid Sans Fallback" style:font-weight-asian="normal" style:font-weight-complex="normal"/>
    </style:style>
    <style:style style:name="P126" style:family="paragraph" style:parent-style-name="Standard">
      <style:text-properties style:font-name="Droid Sans Fallback" fo:font-weight="normal" officeooo:paragraph-rsid="00764af1" style:font-name-asian="Droid Sans Fallback" style:font-weight-asian="normal" style:font-weight-complex="normal"/>
    </style:style>
    <style:style style:name="P127" style:family="paragraph" style:parent-style-name="Standard">
      <style:text-properties style:font-name="Droid Sans Fallback" fo:font-weight="normal" officeooo:paragraph-rsid="0074586b" style:font-name-asian="Droid Sans Fallback" style:font-weight-asian="normal" style:font-weight-complex="normal"/>
    </style:style>
    <style:style style:name="P128" style:family="paragraph" style:parent-style-name="Standard">
      <style:text-properties style:font-name="Droid Sans Fallback" fo:font-weight="normal" officeooo:paragraph-rsid="00796e5d" style:font-name-asian="Droid Sans Fallback" style:font-weight-asian="normal" style:font-weight-complex="normal"/>
    </style:style>
    <style:style style:name="P129" style:family="paragraph" style:parent-style-name="Standard">
      <style:text-properties style:font-name="Droid Sans Fallback" fo:font-weight="normal" officeooo:paragraph-rsid="007a83b9" style:font-name-asian="Droid Sans Fallback" style:font-weight-asian="normal" style:font-weight-complex="normal"/>
    </style:style>
    <style:style style:name="P130" style:family="paragraph" style:parent-style-name="Standard">
      <style:text-properties style:font-name="Droid Sans Fallback" fo:font-weight="normal" officeooo:paragraph-rsid="007a94f6" style:font-name-asian="Droid Sans Fallback" style:font-weight-asian="normal" style:font-weight-complex="normal"/>
    </style:style>
    <style:style style:name="P131" style:family="paragraph" style:parent-style-name="Standard">
      <style:text-properties style:font-name="Droid Sans Fallback" fo:font-weight="normal" officeooo:paragraph-rsid="007aed27" style:font-name-asian="Droid Sans Fallback" style:font-weight-asian="normal" style:font-weight-complex="normal"/>
    </style:style>
    <style:style style:name="P132" style:family="paragraph" style:parent-style-name="Standard">
      <style:text-properties style:font-name="Droid Sans Fallback" fo:font-size="10pt" fo:font-weight="normal" officeooo:paragraph-rsid="007d6791" style:font-name-asian="Droid Sans Fallback" style:font-size-asian="10pt" style:font-weight-asian="normal" style:font-size-complex="10pt" style:font-weight-complex="normal"/>
    </style:style>
    <style:style style:name="P133" style:family="paragraph" style:parent-style-name="Standard">
      <style:text-properties style:font-name="Droid Sans Fallback" fo:font-size="10pt" fo:font-weight="normal" officeooo:paragraph-rsid="007d7960" style:font-name-asian="Droid Sans Fallback" style:font-size-asian="10pt" style:font-weight-asian="normal" style:font-size-complex="10pt" style:font-weight-complex="normal"/>
    </style:style>
    <style:style style:name="P134" style:family="paragraph" style:parent-style-name="Standard">
      <style:text-properties style:font-name="Droid Sans Fallback" fo:font-size="10pt" fo:font-weight="normal" officeooo:paragraph-rsid="007e728a" style:font-name-asian="Droid Sans Fallback" style:font-size-asian="10pt" style:font-weight-asian="normal" style:font-size-complex="10pt" style:font-weight-complex="normal"/>
    </style:style>
    <style:style style:name="P135" style:family="paragraph" style:parent-style-name="Standard">
      <style:text-properties style:font-name="Droid Sans Fallback" fo:font-size="10pt" fo:font-weight="normal" officeooo:paragraph-rsid="00806960" style:font-name-asian="Droid Sans Fallback" style:font-size-asian="10pt" style:font-weight-asian="normal" style:font-size-complex="10pt" style:font-weight-complex="normal"/>
    </style:style>
    <style:style style:name="P136" style:family="paragraph" style:parent-style-name="Standard">
      <style:text-properties style:font-name="Droid Sans Fallback" fo:font-size="10pt" fo:font-weight="normal" officeooo:paragraph-rsid="00815fee" style:font-name-asian="Droid Sans Fallback" style:font-size-asian="10pt" style:font-weight-asian="normal" style:font-size-complex="10pt" style:font-weight-complex="normal"/>
    </style:style>
    <style:style style:name="P137" style:family="paragraph" style:parent-style-name="Standard">
      <style:text-properties style:font-name="Droid Sans Fallback" fo:font-size="10pt" fo:font-weight="normal" officeooo:paragraph-rsid="00835f5d" style:font-name-asian="Droid Sans Fallback" style:font-size-asian="10pt" style:font-weight-asian="normal" style:font-size-complex="10pt" style:font-weight-complex="normal"/>
    </style:style>
    <style:style style:name="P138" style:family="paragraph" style:parent-style-name="Standard">
      <style:text-properties style:font-name="Droid Sans Fallback" fo:font-size="10pt" fo:font-weight="normal" officeooo:paragraph-rsid="0083a5f6" style:font-name-asian="Droid Sans Fallback" style:font-size-asian="10pt" style:font-weight-asian="normal" style:font-size-complex="10pt" style:font-weight-complex="normal"/>
    </style:style>
    <style:style style:name="P139" style:family="paragraph" style:parent-style-name="Standard">
      <style:text-properties style:font-name="Droid Sans Fallback" fo:font-size="10pt" fo:font-weight="normal" officeooo:paragraph-rsid="00847d59" style:font-name-asian="Droid Sans Fallback" style:font-size-asian="10pt" style:font-weight-asian="normal" style:font-size-complex="10pt" style:font-weight-complex="normal"/>
    </style:style>
    <style:style style:name="P140" style:family="paragraph" style:parent-style-name="Standard">
      <style:text-properties style:font-name="Droid Sans Fallback" fo:font-size="10pt" fo:font-weight="normal" officeooo:paragraph-rsid="00856e7d" style:font-name-asian="Droid Sans Fallback" style:font-size-asian="10pt" style:font-weight-asian="normal" style:font-size-complex="10pt" style:font-weight-complex="normal"/>
    </style:style>
    <style:style style:name="P141" style:family="paragraph" style:parent-style-name="Standard">
      <style:text-properties style:font-name="Droid Sans Fallback" fo:font-size="10pt" fo:font-weight="normal" officeooo:paragraph-rsid="008708f2" style:font-name-asian="Droid Sans Fallback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font-name="Droid Sans Fallback" fo:font-size="10pt" fo:font-weight="normal" officeooo:paragraph-rsid="0088a5a9" style:font-name-asian="Droid Sans Fallback" style:font-size-asian="10pt" style:font-weight-asian="normal" style:font-size-complex="10pt" style:font-weight-complex="normal"/>
    </style:style>
    <style:style style:name="P143" style:family="paragraph" style:parent-style-name="Standard">
      <style:text-properties style:font-name="Droid Sans Fallback" fo:font-size="10pt" fo:font-weight="normal" officeooo:paragraph-rsid="008a6aee" style:font-name-asian="Droid Sans Fallback" style:font-size-asian="10pt" style:font-weight-asian="normal" style:font-size-complex="10pt" style:font-weight-complex="normal"/>
    </style:style>
    <style:style style:name="P144" style:family="paragraph" style:parent-style-name="Standard">
      <style:text-properties style:font-name="Droid Sans Fallback" fo:font-size="10pt" fo:font-weight="normal" officeooo:paragraph-rsid="008ea57b" style:font-name-asian="Droid Sans Fallback" style:font-size-asian="10pt" style:font-weight-asian="normal" style:font-size-complex="10pt" style:font-weight-complex="normal"/>
    </style:style>
    <style:style style:name="P145" style:family="paragraph" style:parent-style-name="Standard">
      <style:text-properties style:font-name="Droid Sans Fallback" fo:font-size="10pt" fo:font-weight="normal" officeooo:paragraph-rsid="008f2e0b" style:font-name-asian="Droid Sans Fallback" style:font-size-asian="10pt" style:font-weight-asian="normal" style:font-size-complex="10pt" style:font-weight-complex="normal"/>
    </style:style>
    <style:style style:name="P146" style:family="paragraph" style:parent-style-name="Standard">
      <style:text-properties style:font-name="Droid Sans Fallback" fo:font-size="10pt" fo:font-weight="normal" officeooo:paragraph-rsid="00adbc7c" style:font-name-asian="Droid Sans Fallback" style:font-size-asian="10pt" style:font-weight-asian="normal" style:font-size-complex="10pt" style:font-weight-complex="normal"/>
    </style:style>
    <style:style style:name="P147" style:family="paragraph" style:parent-style-name="Standard">
      <style:text-properties style:font-name="Droid Sans Fallback" fo:font-size="10pt" fo:font-weight="normal" officeooo:paragraph-rsid="00ae6e71" style:font-name-asian="Droid Sans Fallback" style:font-size-asian="10pt" style:font-weight-asian="normal" style:font-size-complex="10pt" style:font-weight-complex="normal"/>
    </style:style>
    <style:style style:name="P148" style:family="paragraph" style:parent-style-name="Standard">
      <style:text-properties style:font-name="Droid Sans Fallback" fo:font-size="10pt" fo:font-weight="normal" officeooo:paragraph-rsid="00afac26" style:font-name-asian="Droid Sans Fallback" style:font-size-asian="10pt" style:font-weight-asian="normal" style:font-size-complex="10pt" style:font-weight-complex="normal"/>
    </style:style>
    <style:style style:name="P149" style:family="paragraph" style:parent-style-name="Standard">
      <style:text-properties style:font-name="Droid Sans Fallback" fo:font-size="10pt" fo:font-weight="normal" officeooo:paragraph-rsid="00b2dae3" style:font-name-asian="Droid Sans Fallback" style:font-size-asian="10pt" style:font-weight-asian="normal" style:font-size-complex="10pt" style:font-weight-complex="normal"/>
    </style:style>
    <style:style style:name="P150" style:family="paragraph" style:parent-style-name="Standard">
      <style:text-properties style:font-name="Droid Sans Fallback" fo:font-size="10pt" fo:font-weight="normal" officeooo:paragraph-rsid="00b2e45c" style:font-name-asian="Droid Sans Fallback" style:font-size-asian="10pt" style:font-weight-asian="normal" style:font-size-complex="10pt" style:font-weight-complex="normal"/>
    </style:style>
    <style:style style:name="P151" style:family="paragraph" style:parent-style-name="Standard">
      <style:text-properties style:font-name="Droid Sans Fallback" fo:font-size="10pt" fo:font-weight="normal" officeooo:paragraph-rsid="00b35a7c" style:font-name-asian="Droid Sans Fallback" style:font-size-asian="10pt" style:font-weight-asian="normal" style:font-size-complex="10pt" style:font-weight-complex="normal"/>
    </style:style>
    <style:style style:name="P152" style:family="paragraph" style:parent-style-name="Standard">
      <style:text-properties style:font-name="Droid Sans Fallback" fo:font-size="10pt" fo:font-weight="normal" officeooo:paragraph-rsid="00b4c2f3" style:font-name-asian="Droid Sans Fallback" style:font-size-asian="10pt" style:font-weight-asian="normal" style:font-size-complex="10pt" style:font-weight-complex="normal"/>
    </style:style>
    <style:style style:name="P153" style:family="paragraph" style:parent-style-name="Standard">
      <style:text-properties style:font-name="Droid Sans Fallback" fo:font-size="10pt" fo:font-weight="normal" officeooo:paragraph-rsid="00b58d98" style:font-name-asian="Droid Sans Fallback" style:font-size-asian="10pt" style:font-weight-asian="normal" style:font-size-complex="10pt" style:font-weight-complex="normal"/>
    </style:style>
    <style:style style:name="P154" style:family="paragraph" style:parent-style-name="Standard">
      <style:text-properties style:font-name="Droid Sans Fallback" fo:font-size="10pt" fo:font-weight="normal" officeooo:paragraph-rsid="00b67845" style:font-name-asian="Droid Sans Fallback" style:font-size-asian="10pt" style:font-weight-asian="normal" style:font-size-complex="10pt" style:font-weight-complex="normal"/>
    </style:style>
    <style:style style:name="P155" style:family="paragraph" style:parent-style-name="Standard">
      <style:text-properties style:font-name="Droid Sans Fallback" fo:font-size="10pt" fo:font-weight="normal" officeooo:paragraph-rsid="00b7307f" style:font-name-asian="Droid Sans Fallback" style:font-size-asian="10pt" style:font-weight-asian="normal" style:font-size-complex="10pt" style:font-weight-complex="normal"/>
    </style:style>
    <style:style style:name="P156" style:family="paragraph" style:parent-style-name="Standard">
      <style:text-properties style:font-name="Droid Sans Fallback" fo:font-size="10pt" fo:font-weight="normal" officeooo:paragraph-rsid="00ba1ce6" style:font-name-asian="Droid Sans Fallback" style:font-size-asian="10pt" style:font-weight-asian="normal" style:font-size-complex="10pt" style:font-weight-complex="normal"/>
    </style:style>
    <style:style style:name="P157" style:family="paragraph" style:parent-style-name="Standard">
      <style:text-properties style:font-name="Droid Sans Fallback" fo:font-size="10pt" fo:font-weight="normal" officeooo:paragraph-rsid="00bb3ef4" style:font-name-asian="Droid Sans Fallback" style:font-size-asian="10pt" style:font-weight-asian="normal" style:font-size-complex="10pt" style:font-weight-complex="normal"/>
    </style:style>
    <style:style style:name="P158" style:family="paragraph" style:parent-style-name="Standard">
      <style:text-properties style:font-name="Droid Sans Fallback" fo:font-size="10pt" fo:font-weight="normal" officeooo:paragraph-rsid="00bc0a23" style:font-name-asian="Droid Sans Fallback" style:font-size-asian="10pt" style:font-weight-asian="normal" style:font-size-complex="10pt" style:font-weight-complex="normal"/>
    </style:style>
    <style:style style:name="P159" style:family="paragraph" style:parent-style-name="Standard">
      <style:text-properties style:font-name="Droid Sans Fallback" fo:font-size="10pt" fo:font-weight="normal" officeooo:paragraph-rsid="00d2f852" style:font-name-asian="Droid Sans Fallback" style:font-size-asian="10pt" style:font-weight-asian="normal" style:font-size-complex="10pt" style:font-weight-complex="normal"/>
    </style:style>
    <style:style style:name="P160" style:family="paragraph" style:parent-style-name="Standard">
      <style:text-properties style:font-name="Droid Sans Fallback" fo:font-size="10pt" fo:font-weight="normal" officeooo:paragraph-rsid="00d80b59" style:font-name-asian="Droid Sans Fallback" style:font-size-asian="10pt" style:font-weight-asian="normal" style:font-size-complex="10pt" style:font-weight-complex="normal"/>
    </style:style>
    <style:style style:name="P161" style:family="paragraph" style:parent-style-name="Standard">
      <style:text-properties style:font-name="Droid Sans Fallback" fo:font-size="10pt" fo:font-weight="normal" officeooo:paragraph-rsid="00d84586" style:font-name-asian="Droid Sans Fallback" style:font-size-asian="10pt" style:font-weight-asian="normal" style:font-size-complex="10pt" style:font-weight-complex="normal"/>
    </style:style>
    <style:style style:name="P162" style:family="paragraph" style:parent-style-name="Standard">
      <style:text-properties style:font-name="Droid Sans Fallback" fo:font-size="10pt" fo:font-weight="normal" officeooo:paragraph-rsid="00d89648" style:font-name-asian="Droid Sans Fallback" style:font-size-asian="10pt" style:font-weight-asian="normal" style:font-size-complex="10pt" style:font-weight-complex="normal"/>
    </style:style>
    <style:style style:name="P163" style:family="paragraph" style:parent-style-name="Standard">
      <style:text-properties style:font-name="Droid Sans Fallback" fo:font-size="10pt" style:text-underline-style="none" fo:font-weight="normal" officeooo:paragraph-rsid="008c288d" style:font-name-asian="Droid Sans Fallback" style:font-size-asian="10pt" style:font-weight-asian="normal" style:font-size-complex="10pt" style:font-weight-complex="normal"/>
    </style:style>
    <style:style style:name="P164" style:family="paragraph" style:parent-style-name="Standard">
      <style:text-properties officeooo:paragraph-rsid="00b159bc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eabaf" style:font-size-asian="10pt"/>
    </style:style>
    <style:style style:name="T4" style:family="text">
      <style:text-properties fo:color="#000000" style:font-name="Monospace" fo:font-size="10pt" officeooo:rsid="0021107d" style:font-size-asian="10pt"/>
    </style:style>
    <style:style style:name="T5" style:family="text">
      <style:text-properties fo:color="#000000" style:font-name="Monospace" fo:font-size="10pt" officeooo:rsid="0020b71e" style:font-size-asian="10pt"/>
    </style:style>
    <style:style style:name="T6" style:family="text">
      <style:text-properties fo:color="#000000" style:font-name="Monospace" fo:font-size="10pt" officeooo:rsid="001ac8b6" style:font-size-asian="10pt"/>
    </style:style>
    <style:style style:name="T7" style:family="text">
      <style:text-properties fo:color="#000000" style:font-name="Monospace" fo:font-size="10pt" officeooo:rsid="001e24e1" style:font-size-asian="10pt"/>
    </style:style>
    <style:style style:name="T8" style:family="text">
      <style:text-properties fo:color="#000000" style:font-name="Monospace" fo:font-size="10pt" officeooo:rsid="004d8627" style:font-size-asian="10pt"/>
    </style:style>
    <style:style style:name="T9" style:family="text">
      <style:text-properties fo:color="#000000" style:font-name="Monospace" fo:font-size="10pt" officeooo:rsid="004df8f9" style:font-size-asian="10pt"/>
    </style:style>
    <style:style style:name="T10" style:family="text">
      <style:text-properties fo:color="#000000" style:font-name="Monospace" fo:font-size="10pt" officeooo:rsid="00507060" style:font-size-asian="10pt"/>
    </style:style>
    <style:style style:name="T11" style:family="text">
      <style:text-properties fo:color="#000000" style:font-name="Monospace" fo:font-size="10pt" officeooo:rsid="005366e0" style:font-size-asian="10pt"/>
    </style:style>
    <style:style style:name="T12" style:family="text">
      <style:text-properties fo:color="#000000" style:font-name="Monospace" fo:font-size="10pt" officeooo:rsid="00578ae3" style:font-size-asian="10pt"/>
    </style:style>
    <style:style style:name="T13" style:family="text">
      <style:text-properties fo:color="#000000" style:font-name="Monospace" fo:font-size="10pt" officeooo:rsid="005af056" style:font-size-asian="10pt"/>
    </style:style>
    <style:style style:name="T14" style:family="text">
      <style:text-properties fo:color="#000000" style:font-name="Monospace" fo:font-size="10pt" officeooo:rsid="005c958e" style:font-size-asian="10pt"/>
    </style:style>
    <style:style style:name="T15" style:family="text">
      <style:text-properties fo:color="#000000" style:font-name="Monospace" fo:font-size="10pt" officeooo:rsid="005f3d76" style:font-size-asian="10pt"/>
    </style:style>
    <style:style style:name="T16" style:family="text">
      <style:text-properties fo:color="#000000" style:font-name="Monospace" fo:font-size="10pt" officeooo:rsid="00608693" style:font-size-asian="10pt"/>
    </style:style>
    <style:style style:name="T17" style:family="text">
      <style:text-properties fo:color="#000000" style:font-name="Monospace" fo:font-size="10pt" officeooo:rsid="0060f19b" style:font-size-asian="10pt"/>
    </style:style>
    <style:style style:name="T18" style:family="text">
      <style:text-properties fo:color="#000000" style:font-name="Monospace" fo:font-size="10pt" officeooo:rsid="00660b30" style:font-size-asian="10pt"/>
    </style:style>
    <style:style style:name="T19" style:family="text">
      <style:text-properties fo:color="#000000" style:font-name="Monospace" fo:font-size="10pt" officeooo:rsid="00677360" style:font-size-asian="10pt"/>
    </style:style>
    <style:style style:name="T20" style:family="text">
      <style:text-properties fo:color="#000000" style:font-name="Monospace" fo:font-size="10pt" style:text-underline-style="none" style:font-size-asian="10pt"/>
    </style:style>
    <style:style style:name="T21" style:family="text">
      <style:text-properties fo:color="#000000" style:font-name="Monospace" fo:font-size="10pt" style:text-underline-style="none" officeooo:rsid="005c958e" style:font-size-asian="10pt"/>
    </style:style>
    <style:style style:name="T22" style:family="text">
      <style:text-properties fo:color="#000000" style:font-name="Monospace" fo:font-size="10pt" style:text-underline-style="none" officeooo:rsid="0063374a" style:font-size-asian="10pt"/>
    </style:style>
    <style:style style:name="T23" style:family="text">
      <style:text-properties fo:color="#000000" style:font-name="Monospace" fo:font-size="10pt" style:text-underline-style="none" officeooo:rsid="0065062c" style:font-size-asian="10pt"/>
    </style:style>
    <style:style style:name="T24" style:family="text">
      <style:text-properties fo:color="#000000" style:font-name="Monospace" fo:font-size="10pt" style:text-underline-style="none" officeooo:rsid="005af056" style:font-size-asian="10pt"/>
    </style:style>
    <style:style style:name="T25" style:family="text">
      <style:text-properties fo:color="#000000" style:font-name="Monospace" fo:font-size="10pt" style:text-underline-style="none" officeooo:rsid="00660b30" style:font-size-asian="10pt"/>
    </style:style>
    <style:style style:name="T26" style:family="text">
      <style:text-properties fo:color="#000000" style:font-name="Monospace" fo:font-size="10pt" style:text-underline-style="none" officeooo:rsid="006791be" style:font-size-asian="10pt"/>
    </style:style>
    <style:style style:name="T27" style:family="text">
      <style:text-properties fo:color="#000000" style:font-name="Monospace" fo:font-size="10pt" style:text-underline-style="none" officeooo:rsid="0068b900" style:font-size-asian="10pt"/>
    </style:style>
    <style:style style:name="T28" style:family="text">
      <style:text-properties fo:color="#000000" style:font-name="Monospace" fo:font-size="10pt" style:text-underline-style="none" officeooo:rsid="0060f19b" style:font-size-asian="10pt"/>
    </style:style>
    <style:style style:name="T29" style:family="text">
      <style:text-properties fo:color="#000000" style:font-name="Monospace" fo:font-size="10pt" style:text-underline-style="none" officeooo:rsid="00698de4" style:font-size-asian="10pt"/>
    </style:style>
    <style:style style:name="T30" style:family="text">
      <style:text-properties fo:color="#000000" style:font-name="Monospace" fo:font-size="10pt" style:text-underline-style="none" officeooo:rsid="006b2272" style:font-size-asian="10pt"/>
    </style:style>
    <style:style style:name="T31" style:family="text">
      <style:text-properties fo:color="#000000" style:font-name="Monospace" fo:font-size="10pt" style:font-name-asian="Droid Sans Fallback" style:font-size-asian="10pt"/>
    </style:style>
    <style:style style:name="T32" style:family="text">
      <style:text-properties fo:color="#000000" style:font-name="Monospace" fo:font-size="10pt" officeooo:rsid="005af056" style:font-name-asian="Droid Sans Fallback" style:font-size-asian="10pt"/>
    </style:style>
    <style:style style:name="T33" style:family="text">
      <style:text-properties fo:color="#000000" style:font-name="Monospace" fo:font-size="10pt" officeooo:rsid="005c958e" style:font-name-asian="Droid Sans Fallback" style:font-size-asian="10pt"/>
    </style:style>
    <style:style style:name="T34" style:family="text">
      <style:text-properties fo:color="#000000" fo:font-size="10pt" style:font-size-asian="10pt"/>
    </style:style>
    <style:style style:name="T35" style:family="text">
      <style:text-properties fo:color="#000000" fo:font-size="10pt" officeooo:rsid="001ac8b6" style:font-size-asian="10pt"/>
    </style:style>
    <style:style style:name="T36" style:family="text">
      <style:text-properties fo:color="#000000" fo:font-size="10pt" officeooo:rsid="001cacdc" style:font-size-asian="10pt"/>
    </style:style>
    <style:style style:name="T37" style:family="text">
      <style:text-properties fo:color="#000000" fo:font-size="10pt" officeooo:rsid="001e24e1" style:font-size-asian="10pt"/>
    </style:style>
    <style:style style:name="T38" style:family="text">
      <style:text-properties fo:color="#000000" fo:font-size="10pt" officeooo:rsid="0020b71e" style:font-size-asian="10pt"/>
    </style:style>
    <style:style style:name="T39" style:family="text">
      <style:text-properties fo:color="#000000" fo:font-size="10pt" officeooo:rsid="005af056" style:font-size-asian="10pt"/>
    </style:style>
    <style:style style:name="T40" style:family="text">
      <style:text-properties fo:color="#000000" style:font-name="Droid Sans Fallback" fo:font-size="10pt" style:font-name-asian="Droid Sans Fallback" style:font-size-asian="10pt"/>
    </style:style>
    <style:style style:name="T41" style:family="text">
      <style:text-properties fo:color="#000000" style:font-name="Droid Sans Fallback" fo:font-size="10pt" officeooo:rsid="001773d6" style:font-name-asian="Droid Sans Fallback" style:font-size-asian="10pt"/>
    </style:style>
    <style:style style:name="T42" style:family="text">
      <style:text-properties fo:color="#000000" style:font-name="Monospace"/>
    </style:style>
    <style:style style:name="T43" style:family="text">
      <style:text-properties fo:color="#000000" style:font-name="Monospace" fo:font-size="10pt" fo:font-weight="bold" style:font-size-asian="10pt" style:font-weight-asian="bold"/>
    </style:style>
    <style:style style:name="T44" style:family="text">
      <style:text-properties fo:color="#000000" style:font-name="Monospace" fo:font-weight="bold" style:font-weight-asian="bold"/>
    </style:style>
    <style:style style:name="T45" style:family="text">
      <style:text-properties fo:color="#000000" officeooo:rsid="005af056"/>
    </style:style>
    <style:style style:name="T46" style:family="text">
      <style:text-properties fo:color="#000000" style:text-underline-style="none"/>
    </style:style>
    <style:style style:name="T47" style:family="text">
      <style:text-properties fo:color="#000000" style:text-underline-style="none" officeooo:rsid="005af056"/>
    </style:style>
    <style:style style:name="T48" style:family="text">
      <style:text-properties fo:color="#000000" style:font-name="Droid Sans Fallback" fo:font-size="10pt" fo:font-weight="normal" style:font-name-asian="Droid Sans Fallback" style:font-size-asian="10pt" style:font-weight-asian="normal" style:font-size-complex="10pt" style:font-weight-complex="normal"/>
    </style:style>
    <style:style style:name="T49" style:family="text">
      <style:text-properties fo:color="#000000" style:font-name="Droid Sans Fallback" fo:font-size="10pt" fo:font-weight="normal" officeooo:rsid="005af056" style:font-name-asian="Droid Sans Fallback" style:font-size-asian="10pt" style:font-weight-asian="normal" style:font-size-complex="10pt" style:font-weight-complex="normal"/>
    </style:style>
    <style:style style:name="T50" style:family="text">
      <style:text-properties fo:color="#000000" style:font-name="Droid Sans Fallback" fo:font-size="10pt" fo:font-weight="normal" officeooo:rsid="00adbc7c" style:font-name-asian="Droid Sans Fallback" style:font-size-asian="10pt" style:font-weight-asian="normal" style:font-size-complex="10pt" style:font-weight-complex="normal"/>
    </style:style>
    <style:style style:name="T51" style:family="text">
      <style:text-properties fo:color="#000000" style:font-name="Droid Sans Fallback" fo:font-size="10pt" fo:font-weight="normal" officeooo:rsid="00b159bc" style:font-name-asian="Droid Sans Fallback" style:font-size-asian="10pt" style:font-weight-asian="normal" style:font-size-complex="10pt" style:font-weight-complex="normal"/>
    </style:style>
    <style:style style:name="T52" style:family="text">
      <style:text-properties fo:color="#000000" officeooo:rsid="00adbc7c"/>
    </style:style>
    <style:style style:name="T53" style:family="text">
      <style:text-properties fo:color="#000000" officeooo:rsid="00ae6e71"/>
    </style:style>
    <style:style style:name="T54" style:family="text">
      <style:text-properties fo:color="#000000" officeooo:rsid="00afac26"/>
    </style:style>
    <style:style style:name="T55" style:family="text">
      <style:text-properties fo:color="#000000" officeooo:rsid="00b159bc"/>
    </style:style>
    <style:style style:name="T56" style:family="text">
      <style:text-properties fo:color="#000000" officeooo:rsid="00b2dae3"/>
    </style:style>
    <style:style style:name="T57" style:family="text">
      <style:text-properties fo:color="#000000" officeooo:rsid="00b2e45c"/>
    </style:style>
    <style:style style:name="T58" style:family="text">
      <style:text-properties fo:color="#000000" officeooo:rsid="00b35a7c"/>
    </style:style>
    <style:style style:name="T59" style:family="text">
      <style:text-properties fo:color="#000000" officeooo:rsid="00b4c2f3"/>
    </style:style>
    <style:style style:name="T60" style:family="text">
      <style:text-properties fo:color="#000000" officeooo:rsid="00b58d98"/>
    </style:style>
    <style:style style:name="T61" style:family="text">
      <style:text-properties fo:color="#000000" officeooo:rsid="00b67845"/>
    </style:style>
    <style:style style:name="T62" style:family="text">
      <style:text-properties fo:color="#000000" officeooo:rsid="00b7307f"/>
    </style:style>
    <style:style style:name="T63" style:family="text">
      <style:text-properties fo:color="#000000" officeooo:rsid="00b8d03a"/>
    </style:style>
    <style:style style:name="T64" style:family="text">
      <style:text-properties fo:color="#000000" officeooo:rsid="00bb3ef4"/>
    </style:style>
    <style:style style:name="T65" style:family="text">
      <style:text-properties fo:color="#000000" officeooo:rsid="00bc0a23"/>
    </style:style>
    <style:style style:name="T66" style:family="text">
      <style:text-properties fo:color="#000000" officeooo:rsid="00d2f852"/>
    </style:style>
    <style:style style:name="T67" style:family="text">
      <style:text-properties fo:color="#000000" officeooo:rsid="00d48171"/>
    </style:style>
    <style:style style:name="T68" style:family="text">
      <style:text-properties fo:color="#000000" officeooo:rsid="00d64a64"/>
    </style:style>
    <style:style style:name="T69" style:family="text">
      <style:text-properties fo:color="#000000" officeooo:rsid="00d80b59"/>
    </style:style>
    <style:style style:name="T70" style:family="text">
      <style:text-properties fo:color="#000000" officeooo:rsid="00d84586"/>
    </style:style>
    <style:style style:name="T71" style:family="text">
      <style:text-properties fo:color="#000000" officeooo:rsid="00d8900b"/>
    </style:style>
    <style:style style:name="T72" style:family="text">
      <style:text-properties fo:color="#000000" officeooo:rsid="00d89648"/>
    </style:style>
    <style:style style:name="T73" style:family="text">
      <style:text-properties fo:color="#005032"/>
    </style:style>
    <style:style style:name="T74" style:family="text">
      <style:text-properties fo:color="#005032" style:font-name="Monospace" fo:font-size="10pt" style:font-size-asian="10pt"/>
    </style:style>
    <style:style style:name="T75" style:family="text">
      <style:text-properties style:font-name="Droid Sans Fallback"/>
    </style:style>
    <style:style style:name="T76" style:family="text">
      <style:text-properties style:font-name="Droid Sans Fallback" officeooo:rsid="0030c5a2"/>
    </style:style>
    <style:style style:name="T77" style:family="text">
      <style:text-properties style:font-name="Droid Sans Fallback" officeooo:rsid="0034c9b6"/>
    </style:style>
    <style:style style:name="T78" style:family="text">
      <style:text-properties style:font-name="Droid Sans Fallback" officeooo:rsid="003f9eaa"/>
    </style:style>
    <style:style style:name="T79" style:family="text">
      <style:text-properties style:font-name="Droid Sans Fallback" style:font-name-asian="Droid Sans Fallback"/>
    </style:style>
    <style:style style:name="T80" style:family="text">
      <style:text-properties style:font-name="Droid Sans Fallback" officeooo:rsid="001773d6" style:font-name-asian="Droid Sans Fallback"/>
    </style:style>
    <style:style style:name="T81" style:family="text">
      <style:text-properties style:font-name="Droid Sans Fallback" officeooo:rsid="0090aafa" style:font-name-asian="Droid Sans Fallback"/>
    </style:style>
    <style:style style:name="T82" style:family="text">
      <style:text-properties style:font-name="Droid Sans Fallback" officeooo:rsid="00928a83" style:font-name-asian="Droid Sans Fallback"/>
    </style:style>
    <style:style style:name="T83" style:family="text">
      <style:text-properties style:font-name="Droid Sans Fallback" officeooo:rsid="009477d7" style:font-name-asian="Droid Sans Fallback"/>
    </style:style>
    <style:style style:name="T84" style:family="text">
      <style:text-properties style:font-name="Droid Sans Fallback" officeooo:rsid="00978d44" style:font-name-asian="Droid Sans Fallback"/>
    </style:style>
    <style:style style:name="T85" style:family="text">
      <style:text-properties style:font-name="Monospace"/>
    </style:style>
    <style:style style:name="T86" style:family="text">
      <style:text-properties style:font-name="Monospace" fo:font-size="10pt" style:font-size-asian="10pt"/>
    </style:style>
    <style:style style:name="T87" style:family="text">
      <style:text-properties style:font-name="Monospace" fo:font-size="10pt" officeooo:rsid="001eabaf" style:font-size-asian="10pt"/>
    </style:style>
    <style:style style:name="T88" style:family="text">
      <style:text-properties style:font-name="Monospace" fo:font-size="10pt" officeooo:rsid="001ac8b6" style:font-size-asian="10pt"/>
    </style:style>
    <style:style style:name="T89" style:family="text">
      <style:text-properties style:font-name="Monospace" fo:font-size="10pt" officeooo:rsid="00200232" style:font-size-asian="10pt"/>
    </style:style>
    <style:style style:name="T90" style:family="text">
      <style:text-properties style:font-name="Monospace" fo:font-size="10pt" officeooo:rsid="0021107d" style:font-size-asian="10pt"/>
    </style:style>
    <style:style style:name="T91" style:family="text">
      <style:text-properties style:font-name="Monospace" fo:font-size="10pt" officeooo:rsid="00233867" style:font-size-asian="10pt"/>
    </style:style>
    <style:style style:name="T92" style:family="text">
      <style:text-properties style:font-name="Monospace" fo:font-size="10pt" officeooo:rsid="0020b71e" style:font-size-asian="10pt"/>
    </style:style>
    <style:style style:name="T93" style:family="text">
      <style:text-properties style:font-name="Monospace" fo:font-size="10pt" officeooo:rsid="001e24e1" style:font-size-asian="10pt"/>
    </style:style>
    <style:style style:name="T94" style:family="text">
      <style:text-properties style:font-name="Monospace" fo:font-size="10pt" officeooo:rsid="00266d75" style:font-size-asian="10pt"/>
    </style:style>
    <style:style style:name="T95" style:family="text">
      <style:text-properties style:font-name="Monospace" fo:font-size="10pt" officeooo:rsid="0029ed00" style:font-size-asian="10pt"/>
    </style:style>
    <style:style style:name="T96" style:family="text">
      <style:text-properties style:font-name="Monospace" fo:font-size="10pt" officeooo:rsid="002c4b3c" style:font-size-asian="10pt"/>
    </style:style>
    <style:style style:name="T97" style:family="text">
      <style:text-properties style:font-name="Monospace" fo:font-size="10pt" officeooo:rsid="002e4463" style:font-size-asian="10pt"/>
    </style:style>
    <style:style style:name="T98" style:family="text">
      <style:text-properties style:font-name="Monospace" fo:font-size="10pt" officeooo:rsid="004d8627" style:font-size-asian="10pt"/>
    </style:style>
    <style:style style:name="T99" style:family="text">
      <style:text-properties style:font-name="Monospace" fo:font-size="10pt" officeooo:rsid="004df8f9" style:font-size-asian="10pt"/>
    </style:style>
    <style:style style:name="T100" style:family="text">
      <style:text-properties style:font-name="Monospace" fo:font-size="10pt" officeooo:rsid="00504326" style:font-size-asian="10pt"/>
    </style:style>
    <style:style style:name="T101" style:family="text">
      <style:text-properties style:font-name="Monospace" fo:font-size="10pt" officeooo:rsid="00523fb0" style:font-size-asian="10pt"/>
    </style:style>
    <style:style style:name="T102" style:family="text">
      <style:text-properties style:font-name="Monospace" officeooo:rsid="0032837d"/>
    </style:style>
    <style:style style:name="T103" style:family="text">
      <style:text-properties style:font-name="Monospace" officeooo:rsid="0032a110"/>
    </style:style>
    <style:style style:name="T104" style:family="text">
      <style:text-properties style:font-name="Monospace" officeooo:rsid="003498d6"/>
    </style:style>
    <style:style style:name="T105" style:family="text">
      <style:text-properties style:font-name="Monospace" officeooo:rsid="001ac8b6"/>
    </style:style>
    <style:style style:name="T106" style:family="text">
      <style:text-properties style:font-name="Monospace" officeooo:rsid="001e24e1"/>
    </style:style>
    <style:style style:name="T107" style:family="text">
      <style:text-properties style:font-name="Monospace" officeooo:rsid="00363d39"/>
    </style:style>
    <style:style style:name="T108" style:family="text">
      <style:text-properties style:font-name="Monospace" officeooo:rsid="002e4463"/>
    </style:style>
    <style:style style:name="T109" style:family="text">
      <style:text-properties style:font-name="Monospace" officeooo:rsid="002c4b3c"/>
    </style:style>
    <style:style style:name="T110" style:family="text">
      <style:text-properties style:font-name="Monospace" officeooo:rsid="003b84e1"/>
    </style:style>
    <style:style style:name="T111" style:family="text">
      <style:text-properties style:font-name="Monospace" officeooo:rsid="003e1e7b"/>
    </style:style>
    <style:style style:name="T112" style:family="text">
      <style:text-properties officeooo:rsid="001eabaf"/>
    </style:style>
    <style:style style:name="T113" style:family="text">
      <style:text-properties fo:font-size="10pt" style:font-size-asian="10pt"/>
    </style:style>
    <style:style style:name="T114" style:family="text">
      <style:text-properties fo:font-size="10pt" officeooo:rsid="00266d75" style:font-size-asian="10pt"/>
    </style:style>
    <style:style style:name="T115" style:family="text">
      <style:text-properties fo:font-size="10pt" officeooo:rsid="0029ed00" style:font-size-asian="10pt"/>
    </style:style>
    <style:style style:name="T116" style:family="text">
      <style:text-properties fo:font-size="10pt" officeooo:rsid="0020b71e" style:font-size-asian="10pt"/>
    </style:style>
    <style:style style:name="T117" style:family="text">
      <style:text-properties fo:font-size="10pt" officeooo:rsid="001ac8b6" style:font-size-asian="10pt"/>
    </style:style>
    <style:style style:name="T118" style:family="text">
      <style:text-properties fo:font-size="10pt" officeooo:rsid="002c4b3c" style:font-size-asian="10pt"/>
    </style:style>
    <style:style style:name="T119" style:family="text">
      <style:text-properties fo:font-size="10pt" officeooo:rsid="002f7c47" style:font-size-asian="10pt"/>
    </style:style>
    <style:style style:name="T120" style:family="text">
      <style:text-properties fo:font-size="10pt" officeooo:rsid="004ecf08" style:font-size-asian="10pt"/>
    </style:style>
    <style:style style:name="T121" style:family="text">
      <style:text-properties fo:font-size="10pt" officeooo:rsid="00504326" style:font-size-asian="10pt"/>
    </style:style>
    <style:style style:name="T122" style:family="text">
      <style:text-properties fo:font-size="10pt" officeooo:rsid="001773d6" style:font-size-asian="10pt" style:font-size-complex="10pt"/>
    </style:style>
    <style:style style:name="T123" style:family="text">
      <style:text-properties fo:font-size="10pt" officeooo:rsid="001ac8b6" style:font-size-asian="10pt" style:font-size-complex="10pt"/>
    </style:style>
    <style:style style:name="T124" style:family="text">
      <style:text-properties fo:font-size="10pt" officeooo:rsid="009d0973" style:font-size-asian="10pt"/>
    </style:style>
    <style:style style:name="T125" style:family="text">
      <style:text-properties fo:font-size="10pt" officeooo:rsid="009de2d4" style:font-size-asian="10pt"/>
    </style:style>
    <style:style style:name="T126" style:family="text">
      <style:text-properties fo:font-size="10pt" officeooo:rsid="009dfad0" style:font-size-asian="10pt"/>
    </style:style>
    <style:style style:name="T127" style:family="text">
      <style:text-properties fo:font-size="10pt" officeooo:rsid="00a3660b" style:font-size-asian="10pt"/>
    </style:style>
    <style:style style:name="T128" style:family="text">
      <style:text-properties fo:font-size="10pt" officeooo:rsid="00a514ad" style:font-size-asian="10pt"/>
    </style:style>
    <style:style style:name="T129" style:family="text">
      <style:text-properties fo:font-size="10pt" officeooo:rsid="00a553c8" style:font-size-asian="10pt"/>
    </style:style>
    <style:style style:name="T130" style:family="text">
      <style:text-properties fo:font-size="10pt" officeooo:rsid="00a6b0e3" style:font-size-asian="10pt"/>
    </style:style>
    <style:style style:name="T131" style:family="text">
      <style:text-properties fo:font-size="10pt" officeooo:rsid="00a7be0d" style:font-size-asian="10pt"/>
    </style:style>
    <style:style style:name="T132" style:family="text">
      <style:text-properties fo:font-size="10pt" officeooo:rsid="00a8de9d" style:font-size-asian="10pt"/>
    </style:style>
    <style:style style:name="T133" style:family="text">
      <style:text-properties fo:font-size="10pt" officeooo:rsid="00aa20c0" style:font-size-asian="10pt"/>
    </style:style>
    <style:style style:name="T134" style:family="text">
      <style:text-properties fo:font-size="10pt" officeooo:rsid="00ac4145" style:font-size-asian="10pt"/>
    </style:style>
    <style:style style:name="T135" style:family="text">
      <style:text-properties fo:color="#3c3c3c" style:font-name="Monospace" fo:font-size="10pt" style:font-size-asian="10pt"/>
    </style:style>
    <style:style style:name="T136" style:family="text">
      <style:text-properties fo:color="#3c3c3c" style:font-name="Monospace"/>
    </style:style>
    <style:style style:name="T137" style:family="text">
      <style:text-properties fo:color="#0000c0" style:font-name="Monospace"/>
    </style:style>
    <style:style style:name="T138" style:family="text">
      <style:text-properties fo:color="#0000c0" style:font-name="Monospace" fo:font-style="italic" officeooo:rsid="00ca44b4" style:font-style-asian="italic"/>
    </style:style>
    <style:style style:name="T139" style:family="text">
      <style:text-properties officeooo:rsid="003f9eaa"/>
    </style:style>
    <style:style style:name="T140" style:family="text">
      <style:text-properties fo:color="#7f0055" style:font-name="Monospace" fo:font-weight="bold" style:font-weight-asian="bold"/>
    </style:style>
    <style:style style:name="T141" style:family="text">
      <style:text-properties style:font-name="Monospace"/>
    </style:style>
    <style:style style:name="T142" style:family="text">
      <style:text-properties style:font-name="Monospace" officeooo:rsid="00c03baa"/>
    </style:style>
    <style:style style:name="T143" style:family="text">
      <style:text-properties style:font-name="Monospace" officeooo:rsid="00c48638"/>
    </style:style>
    <style:style style:name="T144" style:family="text">
      <style:text-properties style:font-name="Monospace" officeooo:rsid="00c5e2fe"/>
    </style:style>
    <style:style style:name="T145" style:family="text">
      <style:text-properties style:font-name="Monospace" officeooo:rsid="00ca44b4"/>
    </style:style>
    <style:style style:name="T146" style:family="text">
      <style:text-properties style:font-name="Monospace" fo:font-style="normal" style:font-style-asian="normal" style:font-style-complex="normal"/>
    </style:style>
    <style:style style:name="T147" style:family="text">
      <style:text-properties style:font-name="Monospace" fo:font-style="normal" officeooo:rsid="00ce83a2" style:font-style-asian="normal" style:font-style-complex="normal"/>
    </style:style>
    <style:style style:name="T148" style:family="text">
      <style:text-properties style:font-name="Monospace" fo:font-style="normal" officeooo:rsid="00d1b0da" style:font-style-asian="normal" style:font-style-complex="normal"/>
    </style:style>
    <style:style style:name="T149" style:family="text">
      <style:text-properties officeooo:rsid="00993bc6"/>
    </style:style>
    <style:style style:name="T150" style:family="text">
      <style:text-properties officeooo:rsid="009a3f47"/>
    </style:style>
    <style:style style:name="T151" style:family="text">
      <style:text-properties officeooo:rsid="009b2606"/>
    </style:style>
    <style:style style:name="T152" style:family="text">
      <style:text-properties officeooo:rsid="009dfad0"/>
    </style:style>
    <style:style style:name="T153" style:family="text">
      <style:text-properties officeooo:rsid="009e6669"/>
    </style:style>
    <style:style style:name="T154" style:family="text">
      <style:text-properties officeooo:rsid="0020b71e"/>
    </style:style>
    <style:style style:name="T155" style:family="text">
      <style:text-properties officeooo:rsid="001ac8b6"/>
    </style:style>
    <style:style style:name="T156" style:family="text">
      <style:text-properties officeooo:rsid="00bf3162"/>
    </style:style>
    <style:style style:name="T157" style:family="text">
      <style:text-properties officeooo:rsid="00c03baa"/>
    </style:style>
    <style:style style:name="T158" style:family="text">
      <style:text-properties officeooo:rsid="00c48638"/>
    </style:style>
    <style:style style:name="T15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修改记录</text:p>
      <text:p text:style-name="P1">im_xch:</text:p>
      <text:p text:style-name="P1">imxch</text:p>
      <text:p text:style-name="P1">1）公有函数</text:p>
      <text:p text:style-name="P62">Im_Xch_Open修改为im_xch_open</text:p>
      <text:p text:style-name="P62">Im_Xch_Init 修改为im_xch_init</text:p>
      <text:p text:style-name="P62">Im_Xch_Start_Sync 修改为im_xch_start_sync</text:p>
      <text:p text:style-name="P62">Im_Xch_Start_Async 修改为im_xch_start_async</text:p>
      <text:p text:style-name="P62">Im_Xch_Get_Histogram 修改为im_xch_get_histogram</text:p>
      <text:p text:style-name="P62">Im_Xch_Wait_End <text:s/>修改为im_xch_wait_end</text:p>
      <text:p text:style-name="P62">Im_Xch_Close <text:s text:c="2"/>修改为im_xch_close</text:p>
      <text:p text:style-name="P62">Im_Xch_Stop <text:s text:c="3"/>修改为im_xch_stop</text:p>
      <text:p text:style-name="P62">Im_Xch_Int_Handler <text:s/>修改为im_xch_int_handler</text:p>
      <text:p text:style-name="P62">Im_Xch_Fill <text:s text:c="8"/>修改为im_xch_fill</text:p>
      <text:p text:style-name="P62">Im_Xch_Fill_Ex_Sync <text:s text:c="3"/>修改为im_xch_fill_ex_sync</text:p>
      <text:p text:style-name="P62">Im_Xch_Fill_Ex_Async <text:s/>修改为im_xch_fill_ex_async</text:p>
      <text:p text:style-name="P1"/>
      <text:p text:style-name="P62">2)结构体</text:p>
      <text:p text:style-name="P27"><text:span text:style-name="T41">T_IM_XCH_CTRL_CMN <text:s/>修改为 </text:span><text:span text:style-name="T40">ImXchCtrlCmn</text:span></text:p>
      <text:p text:style-name="P28"><text:span text:style-name="T86">T_IM_XCH_CTRL_THIN <text:s/>修改为 </text:span><text:span text:style-name="T87">ImXchCtrlThin</text:span></text:p>
      <text:p text:style-name="P8"><text:span text:style-name="T2">T_IM_XCH_CTRL_HIST <text:s text:c="2"/>修改为 </text:span><text:span text:style-name="T3">ImXchCtrl</text:span><text:span text:style-name="T4">Hist</text:span></text:p>
      <text:p text:style-name="P31"><text:span text:style-name="T86">T_IM_XCH_CTRL_HALF_THIN <text:s/>修改为 </text:span><text:span text:style-name="T87">ImXchCtrl</text:span><text:span text:style-name="T90">H</text:span><text:span text:style-name="T91">alfThin</text:span></text:p>
      <text:p text:style-name="P33"><text:span text:style-name="T86">T_IM_XCH_CTRL_COPY <text:s text:c="2"/></text:span><text:span text:style-name="T113">修改为 ImXchCtrlC</text:span><text:span text:style-name="T114">opy</text:span></text:p>
      <text:p text:style-name="P35"><text:span text:style-name="T94">T_IM_XCH_COPY _</text:span><text:span text:style-name="T95">EX <text:s text:c="4"/></text:span><text:span text:style-name="T113">修改为 ImXchC</text:span><text:span text:style-name="T114">opy</text:span><text:span text:style-name="T115">Ex</text:span></text:p>
      <text:p text:style-name="P55">T_IM_XCH_FILL_EX <text:s text:c="3"/><text:span text:style-name="T75">修改为 ImXch</text:span><text:span text:style-name="T76">FillEx</text:span></text:p>
      <text:p text:style-name="P57">T_IM_XCH_EXAMINE_HIST<text:span text:style-name="T73"> <text:s/></text:span><text:span text:style-name="T75">修改为 ImXch</text:span><text:span text:style-name="T77">ExamineHist</text:span></text:p>
      <text:p text:style-name="P59">T_IM_XCH_CONV_THIN<text:span text:style-name="T73"> <text:s text:c="2"/></text:span>修改为 <text:span text:style-name="T112">ImXchConvThin</text:span></text:p>
      <text:p text:style-name="P60">T_IM_XCH_<text:span text:style-name="T139">MNG</text:span>_<text:span text:style-name="T139">SAVE</text:span> <text:s/><text:span text:style-name="T75">修改为 ImXch</text:span><text:span text:style-name="T78">MngSave</text:span></text:p>
      <text:p text:style-name="P28"/>
      <text:p text:style-name="P3"/>
      <text:p text:style-name="P63">3）枚举</text:p>
      <text:p text:style-name="P28"><text:span text:style-name="T86">E_IM_XCH_SYNC_TYPE <text:s/></text:span><text:span text:style-name="T98">修改为</text:span><text:span text:style-name="T99">ImXchSyncType</text:span></text:p>
      <text:p text:style-name="P11"><text:span text:style-name="T2">E_IM_XCH_CH_SEL</text:span><text:span text:style-name="T74"> <text:s text:c="2"/></text:span><text:span text:style-name="T8">修改为</text:span><text:span text:style-name="T9">ImXch</text:span><text:span text:style-name="T10">ChSel</text:span></text:p>
      <text:p text:style-name="P12"><text:span text:style-name="T2">E_IM_XCH_ST </text:span><text:span text:style-name="T74"><text:s text:c="2"/></text:span><text:span text:style-name="T8">修改为</text:span><text:span text:style-name="T9">ImXch</text:span><text:span text:style-name="T11">St</text:span></text:p>
      <text:p text:style-name="P23"><text:span text:style-name="T135">E_IM_XCH_COPY_SEL <text:s/></text:span><text:span text:style-name="T8">修改为</text:span><text:span text:style-name="T9">ImXch</text:span><text:span text:style-name="T12">CopySel</text:span></text:p>
      <text:p text:style-name="P3"/>
      <text:p text:style-name="P63"><text:s text:c="6"/>枚举项</text:p>
      <text:p text:style-name="P47"><text:span text:style-name="T113">E_IM_XCH_SYNC_TYPE_SYNC <text:s text:c="2"/></text:span><text:span text:style-name="T120">修改为Im</text:span><text:span text:style-name="T113">X</text:span><text:span text:style-name="T120">ch</text:span><text:span text:style-name="T113">_SYNC_TYPE_SYNC</text:span></text:p>
      <text:p text:style-name="P48"><text:span text:style-name="T86">E_IM_XCH_SYNC_TYPE_ASYNC </text:span><text:span text:style-name="T100">修改为</text:span><text:span text:style-name="T120">Im</text:span><text:span text:style-name="T113">X</text:span><text:span text:style-name="T120">ch</text:span><text:span text:style-name="T113">_SYNC_TYPE_</text:span><text:span text:style-name="T121">A</text:span><text:span text:style-name="T113">SYNC</text:span></text:p>
      <text:p text:style-name="P49"><text:span text:style-name="T86">E_IM_XCH_CH_SEL_0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CH_SEL_0</text:span></text:p>
      <text:p text:style-name="P50"><text:span text:style-name="T86">E_IM_XCH_CH_SEL_</text:span><text:span text:style-name="T101">1</text:span><text:span text:style-name="T86">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CH_SEL_</text:span><text:span text:style-name="T101">1</text:span></text:p>
      <text:p text:style-name="P51"><text:span text:style-name="T86">E_IM_XCH_ST_STOPPED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ST_STOPPED </text:span></text:p>
      <text:p text:style-name="P52"><text:span text:style-name="T86">E_IM_XCH_ST_RUNNING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ST_RUNNING </text:span></text:p>
      <text:p text:style-name="P53"><text:span text:style-name="T86">E_IM_XCH_COPY_SEL_HI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COPY_SEL_HI </text:span></text:p>
      <text:p text:style-name="P54"><text:span text:style-name="T86">E_IM_XCH_COPY_SEL_NORMAL <text:s/></text:span><text:span text:style-name="T100">修改为</text:span><text:span text:style-name="T120">Im</text:span><text:span text:style-name="T113">X</text:span><text:span text:style-name="T120">ch</text:span><text:span text:style-name="T113">_ </text:span><text:span text:style-name="T86">COPY_ SEL_NORMAL</text:span></text:p>
      <text:p text:style-name="P3"/>
      <text:p text:style-name="P63">4）头文件公有宏</text:p>
      <text:p text:style-name="P118">D_IM_XCH_OK</text:p>
      <text:p text:style-name="P68">D_IM_XCH_INPUT_PARAM_ERR</text:p>
      <text:p text:style-name="P68">D_IM_XCH_MD_DOWN_HI_SPEED</text:p>
      <text:p text:style-name="P68">D_IM_XCH_MD_DOWN</text:p>
      <text:p text:style-name="P68">D_IM_XCH_MD_HISTGRAM_DOWN</text:p>
      <text:p text:style-name="P68">D_IM_XCH_MD_HISTGRAM</text:p>
      <text:p text:style-name="P68"><text:soft-page-break/>D_IM_XCH_MD_COPY</text:p>
      <text:p text:style-name="P68">D_IM_XCH_XDTYPE_8</text:p>
      <text:p text:style-name="P68">D_IM_XCH_THIN_SEL_1_1</text:p>
      <text:p text:style-name="P118">D_IM_XCH_THIN_SEL_1_2</text:p>
      <text:p text:style-name="P74">D_IM_XCH_THIN_SEL_1_4</text:p>
      <text:p text:style-name="P74">D_IM_XCH_THIN_SEL_3_4</text:p>
      <text:p text:style-name="P3"/>
      <text:p text:style-name="P63">5）全局变量</text:p>
      <text:p text:style-name="P64">ImXchCtrlCmn:</text:p>
      <text:p text:style-name="P6"><text:span text:style-name="T34">g_hsize 修改为 g</text:span><text:span text:style-name="T35">Hsize</text:span></text:p>
      <text:p text:style-name="P65">d_hsize 修改为 dHsize</text:p>
      <text:p text:style-name="P4"><text:span text:style-name="T35">d_vsize 修改为 d</text:span><text:span text:style-name="T36">V</text:span><text:span text:style-name="T35">size</text:span></text:p>
      <text:p text:style-name="P5"><text:span text:style-name="T35">d</text:span><text:span text:style-name="T37">st</text:span><text:span text:style-name="T35">_</text:span><text:span text:style-name="T37">addr</text:span><text:span text:style-name="T35"> 修改为 d</text:span><text:span text:style-name="T37">stAddr</text:span></text:p>
      <text:p text:style-name="P5"/>
      <text:p text:style-name="P70">ImXchCtrlThin:</text:p>
      <text:p text:style-name="P29"><text:span text:style-name="T89">s</text:span><text:span text:style-name="T87">_hsize 修改为 </text:span><text:span text:style-name="T89">s</text:span><text:span text:style-name="T88">Hsize</text:span></text:p>
      <text:p text:style-name="P7"><text:span text:style-name="T38">src</text:span><text:span text:style-name="T35">_</text:span><text:span text:style-name="T37">addr</text:span><text:span text:style-name="T35"> 修改为 </text:span><text:span text:style-name="T38">src</text:span><text:span text:style-name="T37">Addr</text:span></text:p>
      <text:p text:style-name="P7"/>
      <text:p text:style-name="P9"><text:span text:style-name="T3">ImXchCtrl</text:span><text:span text:style-name="T4">Hist:</text:span></text:p>
      <text:p text:style-name="P30"><text:span text:style-name="T89">s</text:span><text:span text:style-name="T87">_hsize 修改为 </text:span><text:span text:style-name="T89">s</text:span><text:span text:style-name="T88">Hsize</text:span></text:p>
      <text:p text:style-name="P10"><text:span text:style-name="T5">src</text:span><text:span text:style-name="T6">_</text:span><text:span text:style-name="T7">addr</text:span><text:span text:style-name="T6"> 修改为 </text:span><text:span text:style-name="T5">src</text:span><text:span text:style-name="T7">Addr</text:span></text:p>
      <text:p text:style-name="P10"/>
      <text:p text:style-name="P32"><text:span text:style-name="T87">ImXchCtrl</text:span><text:span text:style-name="T90">H</text:span><text:span text:style-name="T91">alfThin:</text:span></text:p>
      <text:p text:style-name="P32"><text:span text:style-name="T89">s</text:span><text:span text:style-name="T87">_hsize 修改为 </text:span><text:span text:style-name="T89">s</text:span><text:span text:style-name="T88">Hsize</text:span></text:p>
      <text:p text:style-name="P32"><text:span text:style-name="T92">src</text:span><text:span text:style-name="T88">_</text:span><text:span text:style-name="T93">addr</text:span><text:span text:style-name="T88"> 修改为 </text:span><text:span text:style-name="T92">src</text:span><text:span text:style-name="T93">Addr</text:span></text:p>
      <text:p text:style-name="P32"/>
      <text:p text:style-name="P34"><text:span text:style-name="T91">ImXchCtrlC</text:span><text:span text:style-name="T94">opy:</text:span></text:p>
      <text:p text:style-name="P34"><text:span text:style-name="T89">s</text:span><text:span text:style-name="T87">_hsize 修改为 </text:span><text:span text:style-name="T89">s</text:span><text:span text:style-name="T88">Hsize</text:span></text:p>
      <text:p text:style-name="P34"><text:span text:style-name="T92">src</text:span><text:span text:style-name="T88">_</text:span><text:span text:style-name="T93">addr</text:span><text:span text:style-name="T88"> 修改为 </text:span><text:span text:style-name="T92">src</text:span><text:span text:style-name="T93">Addr</text:span></text:p>
      <text:p text:style-name="P71"/>
      <text:p text:style-name="P36"><text:span text:style-name="T93">ImXchC</text:span><text:span text:style-name="T94">opy</text:span><text:span text:style-name="T95">Ex:</text:span></text:p>
      <text:p text:style-name="P37"><text:span text:style-name="T116">src</text:span><text:span text:style-name="T117">_</text:span><text:span text:style-name="T118">gl_width</text:span><text:span text:style-name="T117"> 修改为 </text:span><text:span text:style-name="T116">src</text:span><text:span text:style-name="T118">GlWidth</text:span></text:p>
      <text:p text:style-name="P38"><text:span text:style-name="T97">dst</text:span><text:span text:style-name="T88">_</text:span><text:span text:style-name="T96">gl_width</text:span><text:span text:style-name="T88"> 修改为 </text:span><text:span text:style-name="T97">dst</text:span><text:span text:style-name="T96">GlWidth</text:span></text:p>
      <text:p text:style-name="P39"><text:span text:style-name="T119">copy</text:span><text:span text:style-name="T113">_</text:span><text:span text:style-name="T119">type</text:span><text:span text:style-name="T113"> 修改为 </text:span><text:span text:style-name="T119">copyType</text:span></text:p>
      <text:p text:style-name="P36"/>
      <text:p text:style-name="P56"><text:span text:style-name="T75">ImXch</text:span><text:span text:style-name="T76">FillEx:</text:span></text:p>
      <text:p text:style-name="P66">fill_date 修改为 fillDate</text:p>
      <text:p text:style-name="P41"><text:span text:style-name="T102">fill_</text:span><text:span text:style-name="T103">addr</text:span><text:span text:style-name="T102"> 修改为 fill</text:span><text:span text:style-name="T103">Addr</text:span></text:p>
      <text:p text:style-name="P42"><text:span text:style-name="T85">gl_width</text:span><text:span text:style-name="T102"> 修改为 </text:span><text:span text:style-name="T104">glWidth</text:span></text:p>
      <text:p text:style-name="P42"/>
      <text:p text:style-name="P58"><text:span text:style-name="T75">ImXch</text:span><text:span text:style-name="T77">ExamineHist:</text:span></text:p>
      <text:p text:style-name="P43"><text:span text:style-name="T107">hist</text:span><text:span text:style-name="T105">_</text:span><text:span text:style-name="T106">addr</text:span><text:span text:style-name="T105"> 修改为 </text:span><text:span text:style-name="T107">hist</text:span><text:span text:style-name="T106">Addr</text:span></text:p>
      <text:p text:style-name="P43"/>
      <text:p text:style-name="P58">ImXchConvThin:</text:p>
      <text:p text:style-name="P40"><text:span text:style-name="T116">src</text:span><text:span text:style-name="T117">_</text:span><text:span text:style-name="T118">gl_width</text:span><text:span text:style-name="T117"> 修改为 </text:span><text:span text:style-name="T116">src</text:span><text:span text:style-name="T118">GlWidth</text:span></text:p>
      <text:p text:style-name="P44"><text:span text:style-name="T108">dst</text:span><text:span text:style-name="T105">_</text:span><text:span text:style-name="T109">gl_width</text:span><text:span text:style-name="T105"> 修改为 </text:span><text:span text:style-name="T108">dst</text:span><text:span text:style-name="T109">GlWidth</text:span></text:p>
      <text:p text:style-name="P45"><text:span text:style-name="T106">t</text:span><text:span text:style-name="T110">hin</text:span><text:span text:style-name="T106">_width</text:span><text:span text:style-name="T102"> 修改为 </text:span><text:span text:style-name="T110">thin</text:span><text:span text:style-name="T104">Width</text:span></text:p>
      <text:p text:style-name="P46"><text:span text:style-name="T106">t</text:span><text:span text:style-name="T110">hin</text:span><text:span text:style-name="T106">_l</text:span><text:span text:style-name="T111">ines</text:span><text:span text:style-name="T102"> 修改为 </text:span><text:span text:style-name="T110">thin</text:span><text:span text:style-name="T111">Lines</text:span></text:p>
      <text:p text:style-name="P46"/>
      <text:p text:style-name="P61"><text:span text:style-name="T75">ImXch</text:span><text:span text:style-name="T78">MngSave:</text:span></text:p>
      <text:p text:style-name="P67">sync_type 修改为 syncType</text:p>
      <text:p text:style-name="P72"/>
      <text:p text:style-name="P63">get/set方法</text:p>
      <text:p text:style-name="P63"><text:span text:style-name="T140">#define</text:span><text:span text:style-name="T85"> im_xch_get_gIM_Xch_Mng_Save(self,i) <text:s text:c="8"/>(self-&gt;gImXchMngSave[i])</text:span></text:p>
      <text:p text:style-name="P63"><text:soft-page-break/></text:p>
      <text:p text:style-name="P62"/>
      <text:p text:style-name="P1">imxch1</text:p>
      <text:p text:style-name="P1">1）公有函数</text:p>
      <text:p text:style-name="P26"><text:span text:style-name="T31">Im_Xch_Ctrl_Common 修改为</text:span><text:span text:style-name="T32">i</text:span><text:span text:style-name="T2">m_</text:span><text:span text:style-name="T13">x</text:span><text:span text:style-name="T2">ch1_</text:span><text:span text:style-name="T13">c</text:span><text:span text:style-name="T2">trl_</text:span><text:span text:style-name="T13">c</text:span><text:span text:style-name="T2">ommon</text:span></text:p>
      <text:p text:style-name="P26"><text:span text:style-name="T31">Im_Xch_Ctrl_Thin <text:s/>修改为 </text:span><text:span text:style-name="T33">i</text:span><text:span text:style-name="T2">m_</text:span><text:span text:style-name="T14">x</text:span><text:span text:style-name="T2">ch1_</text:span><text:span text:style-name="T14">c</text:span><text:span text:style-name="T2">trl_</text:span><text:span text:style-name="T14">t</text:span><text:span text:style-name="T2">hin</text:span></text:p>
      <text:p text:style-name="P13"><text:span text:style-name="T2">Im_Xch_Ctrl_Hist <text:s text:c="2"/>修改为 </text:span><text:span text:style-name="T14">i</text:span><text:span text:style-name="T2">m_</text:span><text:span text:style-name="T14">x</text:span><text:span text:style-name="T2">ch1_</text:span><text:span text:style-name="T14">c</text:span><text:span text:style-name="T2">trl_</text:span><text:span text:style-name="T15">hist</text:span></text:p>
      <text:p text:style-name="P14"><text:span text:style-name="T2">Im_Xch_Ctrl_Half_Thin <text:s/>修改为 </text:span><text:span text:style-name="T14">i</text:span><text:span text:style-name="T2">m_</text:span><text:span text:style-name="T14">x</text:span><text:span text:style-name="T2">ch1_</text:span><text:span text:style-name="T14">c</text:span><text:span text:style-name="T2">trl_</text:span><text:span text:style-name="T15">h</text:span><text:span text:style-name="T16">alf_thin</text:span></text:p>
      <text:p text:style-name="P24"><text:span text:style-name="T135">Im_Xch_Ctrl_Copy <text:s text:c="2"/></text:span><text:span text:style-name="T2">修改为 </text:span><text:span text:style-name="T14">i</text:span><text:span text:style-name="T2">m_</text:span><text:span text:style-name="T14">x</text:span><text:span text:style-name="T2">ch1_</text:span><text:span text:style-name="T14">c</text:span><text:span text:style-name="T2">trl_</text:span><text:span text:style-name="T17">copy</text:span></text:p>
      <text:p text:style-name="P15"><text:span text:style-name="T2">Im_Xch_Ctrl_Fill <text:s/></text:span><text:span text:style-name="T20">修改为 </text:span><text:span text:style-name="T21">i</text:span><text:span text:style-name="T20">m_</text:span><text:span text:style-name="T21">x</text:span><text:span text:style-name="T20">ch1_</text:span><text:span text:style-name="T21">c</text:span><text:span text:style-name="T20">trl_</text:span><text:span text:style-name="T22">fill</text:span></text:p>
      <text:p text:style-name="P16"><text:span text:style-name="T2">Im_Xch_Get_Histogram_Max <text:s/></text:span><text:span text:style-name="T20">修改为 </text:span><text:span text:style-name="T21">i</text:span><text:span text:style-name="T20">m_</text:span><text:span text:style-name="T21">x</text:span><text:span text:style-name="T20">ch1_</text:span><text:span text:style-name="T23">get_histogram_max</text:span></text:p>
      <text:p text:style-name="P17"><text:span text:style-name="T2">Im_Xch_Get_Ctrl_Common <text:s/>修改为</text:span><text:span text:style-name="T13">i</text:span><text:span text:style-name="T2">m_</text:span><text:span text:style-name="T13">x</text:span><text:span text:style-name="T2">ch1_</text:span><text:span text:style-name="T18">get_</text:span><text:span text:style-name="T13">c</text:span><text:span text:style-name="T2">trl_</text:span><text:span text:style-name="T13">c</text:span><text:span text:style-name="T2">ommon</text:span></text:p>
      <text:p text:style-name="P25"><text:span text:style-name="T135">Im_Xch_Get_Ctrl_Thin <text:s text:c="2"/></text:span><text:span text:style-name="T2">修改为</text:span><text:span text:style-name="T13">i</text:span><text:span text:style-name="T2">m_</text:span><text:span text:style-name="T13">x</text:span><text:span text:style-name="T2">ch1_</text:span><text:span text:style-name="T18">get_</text:span><text:span text:style-name="T13">c</text:span><text:span text:style-name="T2">trl_</text:span><text:span text:style-name="T19">thin</text:span></text:p>
      <text:p text:style-name="P18"><text:span text:style-name="T2">Im_Xch_Get_Ctrl_Hist <text:s text:c="3"/></text:span><text:span text:style-name="T20">修改为</text:span><text:span text:style-name="T24">i</text:span><text:span text:style-name="T20">m_</text:span><text:span text:style-name="T24">x</text:span><text:span text:style-name="T20">ch1_</text:span><text:span text:style-name="T25">get_</text:span><text:span text:style-name="T24">c</text:span><text:span text:style-name="T20">trl_</text:span><text:span text:style-name="T26">hist</text:span></text:p>
      <text:p text:style-name="P19"><text:span text:style-name="T2">Im_Xch_Get_Ctrl_Half_Thin <text:s/>修改为 </text:span><text:span text:style-name="T14">i</text:span><text:span text:style-name="T2">m_</text:span><text:span text:style-name="T14">x</text:span><text:span text:style-name="T2">ch1_get_</text:span><text:span text:style-name="T14">c</text:span><text:span text:style-name="T2">trl_</text:span><text:span text:style-name="T15">h</text:span><text:span text:style-name="T16">alf_thin</text:span></text:p>
      <text:p text:style-name="P20"><text:span text:style-name="T2">Im_Xch_Get_Ctrl_Copy <text:s/></text:span><text:span text:style-name="T20">修改为 </text:span><text:span text:style-name="T21">i</text:span><text:span text:style-name="T20">m_</text:span><text:span text:style-name="T21">x</text:span><text:span text:style-name="T20">ch1_</text:span><text:span text:style-name="T27">get_</text:span><text:span text:style-name="T21">c</text:span><text:span text:style-name="T20">trl_</text:span><text:span text:style-name="T28">copy</text:span></text:p>
      <text:p text:style-name="P21"><text:span text:style-name="T2">Im_Xch_Get_Ctrl_Fill <text:s text:c="2"/></text:span><text:span text:style-name="T20">修改为 </text:span><text:span text:style-name="T21">i</text:span><text:span text:style-name="T20">m_</text:span><text:span text:style-name="T21">x</text:span><text:span text:style-name="T20">ch1_</text:span><text:span text:style-name="T29">get_</text:span><text:span text:style-name="T21">c</text:span><text:span text:style-name="T20">trl_</text:span><text:span text:style-name="T22">fill</text:span></text:p>
      <text:p text:style-name="P22"><text:span text:style-name="T2">Im_Xch_Get_Xtrg <text:s/></text:span><text:span text:style-name="T20">修改为 </text:span><text:span text:style-name="T21">i</text:span><text:span text:style-name="T20">m_</text:span><text:span text:style-name="T21">x</text:span><text:span text:style-name="T20">ch1_</text:span><text:span text:style-name="T29">get_</text:span><text:span text:style-name="T30">xtrg</text:span></text:p>
      <text:p text:style-name="P73"/>
      <text:p text:style-name="P75"/>
      <text:p text:style-name="P1"/>
      <text:p text:style-name="P1">imxch2</text:p>
      <text:p text:style-name="P1">1）公有函数</text:p>
      <text:p text:style-name="P120"><text:span text:style-name="T34">im_xch_conv_copy_param 修改为</text:span><text:span text:style-name="T39">i</text:span><text:span text:style-name="T34">m_</text:span><text:span text:style-name="T39">x</text:span><text:span text:style-name="T34">ch2_</text:span><text:span text:style-name="T39">conv</text:span><text:span text:style-name="T34">_copy_param</text:span></text:p>
      <text:p text:style-name="P121"><text:span text:style-name="T34">im_xch_conv_fill_param <text:s/>修改为</text:span><text:span text:style-name="T39">i</text:span><text:span text:style-name="T34">m_</text:span><text:span text:style-name="T39">x</text:span><text:span text:style-name="T34">ch2_</text:span><text:span text:style-name="T39">conv</text:span><text:span text:style-name="T34">_fill_param</text:span></text:p>
      <text:p text:style-name="P122"><text:span text:style-name="T34">im_xch_conv_hist_param <text:s/>修改为</text:span><text:span text:style-name="T39">i</text:span><text:span text:style-name="T34">m_</text:span><text:span text:style-name="T39">x</text:span><text:span text:style-name="T34">ch2_</text:span><text:span text:style-name="T39">conv</text:span><text:span text:style-name="T34">_hist_param</text:span></text:p>
      <text:p text:style-name="P123"><text:span text:style-name="T34">im_xch_conv_thin_param <text:s/>修改为</text:span><text:span text:style-name="T39">i</text:span><text:span text:style-name="T34">m_</text:span><text:span text:style-name="T39">x</text:span><text:span text:style-name="T34">ch2_</text:span><text:span text:style-name="T39">conv</text:span><text:span text:style-name="T34">_thin_param</text:span></text:p>
      <text:p text:style-name="P124"><text:span text:style-name="T34">Im_Xch_Copy_Dual_Channel <text:s/>修改为</text:span><text:span text:style-name="T39">i</text:span><text:span text:style-name="T34">m_</text:span><text:span text:style-name="T39">x</text:span><text:span text:style-name="T34">ch2_</text:span><text:span text:style-name="T39">copy_dual_channel</text:span></text:p>
      <text:p text:style-name="P125"><text:span text:style-name="T34">Im_Xch_Copy <text:s text:c="2"/>修改为</text:span><text:span text:style-name="T39">i</text:span><text:span text:style-name="T34">m_</text:span><text:span text:style-name="T39">x</text:span><text:span text:style-name="T34">ch2_</text:span><text:span text:style-name="T39">copy</text:span></text:p>
      <text:p text:style-name="P126"><text:span text:style-name="T34">Im_Xch_Copy_Ex_Sync <text:s/>修改为</text:span><text:span text:style-name="T39">i</text:span><text:span text:style-name="T34">m_</text:span><text:span text:style-name="T39">x</text:span><text:span text:style-name="T34">ch2_</text:span><text:span text:style-name="T39">copy_ex_sync</text:span></text:p>
      <text:p text:style-name="P127"><text:span text:style-name="T34">Im_Xch_Copy_Ex_Async <text:s/>修改为</text:span><text:span text:style-name="T39">i</text:span><text:span text:style-name="T34">m_</text:span><text:span text:style-name="T39">x</text:span><text:span text:style-name="T34">ch2_</text:span><text:span text:style-name="T39">copy_ex_async</text:span></text:p>
      <text:p text:style-name="P128"><text:span text:style-name="T34">Im_Xch_Examine_Histogram_Sync <text:s/>修改为</text:span><text:span text:style-name="T39">i</text:span><text:span text:style-name="T34">m_</text:span><text:span text:style-name="T39">x</text:span><text:span text:style-name="T34">ch2_examine_histogram_sync</text:span></text:p>
      <text:p text:style-name="P129"><text:span text:style-name="T34">Im_Xch_Examine_Histogram_Async <text:s/>修改为</text:span><text:span text:style-name="T39">i</text:span><text:span text:style-name="T34">m_</text:span><text:span text:style-name="T39">x</text:span><text:span text:style-name="T34">ch2_examine_histogram_async</text:span></text:p>
      <text:p text:style-name="P130"><text:span text:style-name="T34">Im_Xch_Convert_Thinning_Sync <text:s/>修改为</text:span><text:span text:style-name="T39">i</text:span><text:span text:style-name="T34">m_</text:span><text:span text:style-name="T39">x</text:span><text:span text:style-name="T34">ch2_convert_thinning_sync</text:span></text:p>
      <text:p text:style-name="P131"><text:span text:style-name="T34">Im_Xch_Convert_Thinning_Async <text:s/>修改为</text:span><text:span text:style-name="T39">i</text:span><text:span text:style-name="T34">m_</text:span><text:span text:style-name="T39">x</text:span><text:span text:style-name="T34">ch2_convert_thinning_async</text:span></text:p>
      <text:p text:style-name="P1"><text:s text:c="2"/></text:p>
      <text:p text:style-name="P1"/>
      <text:p text:style-name="P1">im_shdr:</text:p>
      <text:p text:style-name="P1">imshdr</text:p>
      <text:p text:style-name="P133">1）公有函数</text:p>
      <text:p text:style-name="P159"><text:span text:style-name="T44">Im_SHDR_Init <text:s/></text:span><text:span text:style-name="T1">修改为</text:span><text:span text:style-name="T66">im_shdr_init</text:span></text:p>
      <text:p text:style-name="P159"><text:span text:style-name="T44">Im_SHDR_Open</text:span><text:span text:style-name="T1">修改为</text:span><text:span text:style-name="T66">im_shdr_open</text:span></text:p>
      <text:p text:style-name="P159"><text:span text:style-name="T44">Im_SHDR_Close</text:span><text:span text:style-name="T1">修改为</text:span><text:span text:style-name="T66">im_shdr_close</text:span></text:p>
      <text:p text:style-name="P159"><text:span text:style-name="T44">Im_SHDR_Set_Degamma_R</text:span><text:span text:style-name="T1">修改为</text:span><text:span text:style-name="T66">im_shdr_set_degamma_r</text:span></text:p>
      <text:p text:style-name="P159"><text:span text:style-name="T44">Im_SHDR_Set_Degamma_G</text:span><text:span text:style-name="T1">修改为</text:span><text:span text:style-name="T66">im_shdr_set_degamma_g</text:span></text:p>
      <text:p text:style-name="P159"><text:span text:style-name="T44">Im_SHDR_Set_Degamma_B</text:span><text:span text:style-name="T1">修改为</text:span><text:span text:style-name="T66">im_shdr_set_degamma_b</text:span></text:p>
      <text:p text:style-name="P159"><text:span text:style-name="T44">Im_SHDR_Set_Degamma</text:span><text:span text:style-name="T1">修改为</text:span><text:span text:style-name="T66">im_shdr_set_degamma</text:span></text:p>
      <text:p text:style-name="P159"><text:span text:style-name="T44">Im_SHDR_Get_Degamma_R</text:span><text:span text:style-name="T1">修改为</text:span><text:span text:style-name="T66">im_shdr_get_degamma_r</text:span></text:p>
      <text:p text:style-name="P159"><text:span text:style-name="T44">Im_SHDR_Get_Degamma_G</text:span><text:span text:style-name="T1">修改为</text:span><text:span text:style-name="T66">im_shdr_get_degamma_g</text:span></text:p>
      <text:p text:style-name="P159"><text:span text:style-name="T44">Im_SHDR_Get_Degamma_B</text:span><text:span text:style-name="T1">修改为</text:span><text:span text:style-name="T66">im_shdr_get_degamma_b</text:span></text:p>
      <text:p text:style-name="P159"><text:span text:style-name="T44">Im_SHDR_Get_Degamma</text:span><text:span text:style-name="T1">修改为</text:span><text:span text:style-name="T66">im_shdr_get_degamma</text:span></text:p>
      <text:p text:style-name="P159"><text:span text:style-name="T44">Im_SHDR_Set_Axi</text:span><text:span text:style-name="T1">修改为</text:span><text:span text:style-name="T66">im_shdr_</text:span><text:span text:style-name="T67">set_axi</text:span></text:p>
      <text:p text:style-name="P159"><text:span text:style-name="T44">Im_SHDR_Get_Axi</text:span><text:span text:style-name="T1">修改为</text:span><text:span text:style-name="T66">im_shdr_</text:span><text:span text:style-name="T67">get_axi</text:span></text:p>
      <text:p text:style-name="P159"><text:soft-page-break/><text:span text:style-name="T44">Im_SHDR_Get_Axi_Response</text:span><text:span text:style-name="T1">修改为</text:span><text:span text:style-name="T66">im_shdr_</text:span><text:span text:style-name="T68">get_axi_response</text:span></text:p>
      <text:p text:style-name="P159"><text:span text:style-name="T44">Im_SHDR_Start</text:span><text:span text:style-name="T1">修改为</text:span><text:span text:style-name="T66">im_shdr_</text:span><text:span text:style-name="T68">start</text:span></text:p>
      <text:p text:style-name="P159"><text:span text:style-name="T44">Im_SHDR_Stop</text:span><text:span text:style-name="T1">修改为</text:span><text:span text:style-name="T66">im_shdr_</text:span><text:span text:style-name="T68">stop</text:span></text:p>
      <text:p text:style-name="P133"/>
      <text:p text:style-name="P87">2)结构体</text:p>
      <text:p text:style-name="P78">3）枚举</text:p>
      <text:p text:style-name="P78"><text:s/>枚举项</text:p>
      <text:p text:style-name="P78">4）头文件公有宏</text:p>
      <text:p text:style-name="P78">5）全局变量</text:p>
      <text:p text:style-name="P78">get/set方法</text:p>
      <text:p text:style-name="P1">imshdr1</text:p>
      <text:p text:style-name="P133">1）公有函数</text:p>
      <text:p text:style-name="P160"><text:span text:style-name="T44">Im_SHDR_Set_Pre <text:s/></text:span><text:span text:style-name="T1">修改为</text:span><text:span text:style-name="T66">im_shdr</text:span><text:span text:style-name="T69">1_set_pre</text:span></text:p>
      <text:p text:style-name="P160"><text:span text:style-name="T44">Im_SHDR_Get_Pre</text:span><text:span text:style-name="T1">修改为</text:span><text:span text:style-name="T66">im_shdr</text:span><text:span text:style-name="T69">1_get_pre</text:span></text:p>
      <text:p text:style-name="P160"><text:span text:style-name="T44">Im_SHDR_Set_Fmd</text:span><text:span text:style-name="T1">修改为</text:span><text:span text:style-name="T66">im_shdr</text:span><text:span text:style-name="T69">1_set_fmd</text:span></text:p>
      <text:p text:style-name="P160"><text:span text:style-name="T44">Im_SHDR_Get_Fmd</text:span><text:span text:style-name="T1">修改为</text:span><text:span text:style-name="T66">im_shdr</text:span><text:span text:style-name="T69">1_get_fmd</text:span></text:p>
      <text:p text:style-name="P160"><text:span text:style-name="T44">Im_SHDR_Set_PreMask</text:span><text:span text:style-name="T1">修改为</text:span><text:span text:style-name="T66">im_shdr</text:span><text:span text:style-name="T69">1_set_pre_mask</text:span></text:p>
      <text:p text:style-name="P160"><text:span text:style-name="T44">Im_SHDR_Get_PreMask</text:span><text:span text:style-name="T1">修改为</text:span><text:span text:style-name="T66">im_shdr</text:span><text:span text:style-name="T69">1_get_pre_mask</text:span></text:p>
      <text:p text:style-name="P160"><text:span text:style-name="T44">Im_SHDR_Set_Spnr</text:span><text:span text:style-name="T1">修改为</text:span><text:span text:style-name="T66">im_shdr</text:span><text:span text:style-name="T69">1_set_spnr</text:span></text:p>
      <text:p text:style-name="P160"><text:span text:style-name="T44">Im_SHDR_Get_Spnr</text:span><text:span text:style-name="T1">修改为</text:span><text:span text:style-name="T66">im_shdr</text:span><text:span text:style-name="T69">1_get_spnr</text:span></text:p>
      <text:p text:style-name="P160"><text:span text:style-name="T44">Im_SHDR_Set_Mask</text:span><text:span text:style-name="T1">修改为</text:span><text:span text:style-name="T66">im_shdr</text:span><text:span text:style-name="T69">1_set_mask</text:span></text:p>
      <text:p text:style-name="P160"><text:span text:style-name="T44">Im_SHDR_Get_Mask</text:span><text:span text:style-name="T1">修改为</text:span><text:span text:style-name="T66">im_shdr</text:span><text:span text:style-name="T69">1_get_mask</text:span></text:p>
      <text:p text:style-name="P133"/>
      <text:p text:style-name="P87">2)结构体</text:p>
      <text:p text:style-name="P78">3）枚举</text:p>
      <text:p text:style-name="P78"><text:s/>枚举项</text:p>
      <text:p text:style-name="P78">4）头文件公有宏</text:p>
      <text:p text:style-name="P78">5）全局变量</text:p>
      <text:p text:style-name="P78">get/set方法</text:p>
      <text:p text:style-name="P1">imshdr2</text:p>
      <text:p text:style-name="P133">1）公有函数</text:p>
      <text:p text:style-name="P161"><text:span text:style-name="T44">Im_SHDR_Ctrl_Common</text:span><text:span text:style-name="T1">修改为</text:span><text:span text:style-name="T66">im_shdr</text:span><text:span text:style-name="T70">2_ctrl_common</text:span></text:p>
      <text:p text:style-name="P161"><text:span text:style-name="T44">Im_SHDR_Get_Ctrl_Common</text:span><text:span text:style-name="T1">修改为</text:span><text:span text:style-name="T66">im_shdr</text:span><text:span text:style-name="T70">2_get_ctrl_common</text:span></text:p>
      <text:p text:style-name="P161"><text:span text:style-name="T44">Im_SHDR_Wait_End</text:span><text:span text:style-name="T1">修改为</text:span><text:span text:style-name="T66">im_shdr</text:span><text:span text:style-name="T70">2_</text:span><text:span text:style-name="T71">wait_end</text:span></text:p>
      <text:p text:style-name="P161"><text:span text:style-name="T44">Im_SHDR_Int_Handler</text:span><text:span text:style-name="T1">修改为</text:span><text:span text:style-name="T66">im_shdr</text:span><text:span text:style-name="T70">2_</text:span><text:span text:style-name="T71">int_handler</text:span></text:p>
      <text:p text:style-name="P161"><text:span text:style-name="T44">Im_SHDR_Line_Int_Handler</text:span><text:span text:style-name="T1">修改为</text:span><text:span text:style-name="T66">im_shdr</text:span><text:span text:style-name="T70">2_</text:span><text:span text:style-name="T71">line_int_handler</text:span></text:p>
      <text:p text:style-name="P133"/>
      <text:p text:style-name="P87">2)结构体</text:p>
      <text:p text:style-name="P78">3）枚举</text:p>
      <text:p text:style-name="P78"><text:s/>枚举项</text:p>
      <text:p text:style-name="P78">4）头文件公有宏</text:p>
      <text:p text:style-name="P78">5）全局变量</text:p>
      <text:p text:style-name="P78">get/set方法</text:p>
      <text:p text:style-name="P1">imshdr3</text:p>
      <text:p text:style-name="P133">1）公有函数</text:p>
      <text:p text:style-name="P162"><text:span text:style-name="T44">Im_SHDR_Set_Blend</text:span><text:span text:style-name="T1">修改为</text:span><text:span text:style-name="T66">im_shdr</text:span><text:span text:style-name="T72">3</text:span><text:span text:style-name="T70">_</text:span><text:span text:style-name="T72">set_blend</text:span></text:p>
      <text:p text:style-name="P162"><text:span text:style-name="T44">Im_SHDR_Get_Blend</text:span><text:span text:style-name="T1">修改为</text:span><text:span text:style-name="T66">im_shdr</text:span><text:span text:style-name="T72">3</text:span><text:span text:style-name="T70">_</text:span><text:span text:style-name="T72">get_blend</text:span></text:p>
      <text:p text:style-name="P162"><text:span text:style-name="T44">Im_SHDR_Set_Post</text:span><text:span text:style-name="T1">修改为</text:span><text:span text:style-name="T66">im_shdr</text:span><text:span text:style-name="T72">3</text:span><text:span text:style-name="T70">_</text:span><text:span text:style-name="T72">set_post</text:span></text:p>
      <text:p text:style-name="P162"><text:span text:style-name="T44">Im_SHDR_Get_Post</text:span><text:span text:style-name="T1">修改为</text:span><text:span text:style-name="T66">im_shdr</text:span><text:span text:style-name="T72">3</text:span><text:span text:style-name="T70">_</text:span><text:span text:style-name="T72">get_post</text:span></text:p>
      <text:p text:style-name="P162"><text:span text:style-name="T44">Im_SHDR_Set_Resize</text:span><text:span text:style-name="T1">修改为</text:span><text:span text:style-name="T66">im_shdr</text:span><text:span text:style-name="T72">3</text:span><text:span text:style-name="T70">_</text:span><text:span text:style-name="T72">set_resize</text:span></text:p>
      <text:p text:style-name="P162"><text:span text:style-name="T44">Im_SHDR_Get_Resize</text:span><text:span text:style-name="T1">修改为</text:span><text:span text:style-name="T66">im_shdr</text:span><text:span text:style-name="T72">3</text:span><text:span text:style-name="T70">_</text:span><text:span text:style-name="T72">get_resize</text:span></text:p>
      <text:p text:style-name="P162"><text:span text:style-name="T44">Im_SHDR_Set_Smc</text:span><text:span text:style-name="T1">修改为</text:span><text:span text:style-name="T66">im_shdr</text:span><text:span text:style-name="T72">3</text:span><text:span text:style-name="T70">_</text:span><text:span text:style-name="T72">set_smc</text:span></text:p>
      <text:p text:style-name="P162"><text:span text:style-name="T44">Im_SHDR_Get_Smc</text:span><text:span text:style-name="T1">修改为</text:span><text:span text:style-name="T66">im_shdr</text:span><text:span text:style-name="T72">3</text:span><text:span text:style-name="T70">_</text:span><text:span text:style-name="T72">get_smc</text:span></text:p>
      <text:p text:style-name="P133"/>
      <text:p text:style-name="P87">2)结构体</text:p>
      <text:p text:style-name="P78"><text:soft-page-break/>3）枚举</text:p>
      <text:p text:style-name="P78"><text:s/>枚举项</text:p>
      <text:p text:style-name="P78">4）头文件公有宏</text:p>
      <text:p text:style-name="P78">5）全局变量</text:p>
      <text:p text:style-name="P78">get/set方法</text:p>
      <text:p text:style-name="P1"/>
      <text:p text:style-name="P1">im_raw:</text:p>
      <text:p text:style-name="P132">1）公有函数</text:p>
      <text:p text:style-name="P134"><text:span text:style-name="T42">Im_RAW_On_Pclk <text:s/></text:span><text:span text:style-name="T1">修改为</text:span><text:span text:style-name="T45">i</text:span><text:span text:style-name="T1">m_raw_on_pclk</text:span></text:p>
      <text:p text:style-name="P135"><text:span text:style-name="T42">Im_RAW_Off_Pclk <text:s/></text:span><text:span text:style-name="T1">修改为</text:span><text:span text:style-name="T45">i</text:span><text:span text:style-name="T1">m_raw_off_pclk</text:span></text:p>
      <text:p text:style-name="P136"><text:span text:style-name="T42">Im_RAW_Init <text:s/></text:span><text:span text:style-name="T1">修改为</text:span><text:span text:style-name="T45">i</text:span><text:span text:style-name="T1">m_raw_init</text:span></text:p>
      <text:p text:style-name="P137"><text:span text:style-name="T42">Im_RAW_Open <text:s/></text:span><text:span text:style-name="T1">修改为</text:span><text:span text:style-name="T45">i</text:span><text:span text:style-name="T1">m_raw_open</text:span></text:p>
      <text:p text:style-name="P138"><text:span text:style-name="T42">Im_RAW_Close <text:s/></text:span><text:span text:style-name="T1">修改为</text:span><text:span text:style-name="T45">i</text:span><text:span text:style-name="T1">m_raw_close</text:span></text:p>
      <text:p text:style-name="P139"><text:span text:style-name="T42">Im_RAW_Ctrl_CodeTbl <text:s/></text:span><text:span text:style-name="T1">修改为</text:span><text:span text:style-name="T45">i</text:span><text:span text:style-name="T1">m_raw_ctrl_code_tbl</text:span></text:p>
      <text:p text:style-name="P139"><text:span text:style-name="T42">Im_RAW_Ctrl_Enc <text:s/></text:span><text:span text:style-name="T1">修改为</text:span><text:span text:style-name="T45">i</text:span><text:span text:style-name="T1">m_raw_ctrl_enc</text:span></text:p>
      <text:p text:style-name="P140"><text:span text:style-name="T42">Im_RAW_Ctrl_Dec <text:s/></text:span><text:span text:style-name="T1">修改为</text:span><text:span text:style-name="T45">i</text:span><text:span text:style-name="T1">m_raw_ctrl_dec</text:span></text:p>
      <text:p text:style-name="P141"><text:span text:style-name="T42">Im_RAW_Start <text:s/></text:span><text:span text:style-name="T1">修改为</text:span><text:span text:style-name="T45">i</text:span><text:span text:style-name="T1">m_raw_start</text:span></text:p>
      <text:p text:style-name="P142"><text:span text:style-name="T42">Im_RAW_Wait_End_Enc <text:s/></text:span><text:span text:style-name="T1">修改为</text:span><text:span text:style-name="T45">i</text:span><text:span text:style-name="T1">m_raw_wait_end_enc</text:span></text:p>
      <text:p text:style-name="P143"><text:span text:style-name="T42">Im_RAW_Wait_End_Dec <text:s/></text:span><text:span text:style-name="T1">修改为</text:span><text:span text:style-name="T45">i</text:span><text:span text:style-name="T1">m_raw_wait_end_dec</text:span></text:p>
      <text:p text:style-name="P163"><text:span text:style-name="T136">Im_RAW_Stop <text:s/></text:span><text:span text:style-name="T1">修改为</text:span><text:span text:style-name="T45">i</text:span><text:span text:style-name="T1">m_raw_stop</text:span></text:p>
      <text:p text:style-name="P144"><text:span text:style-name="T42">Im_RAW_Get_AXI_Status <text:s/></text:span><text:span text:style-name="T46">修改为</text:span><text:span text:style-name="T47">i</text:span><text:span text:style-name="T46">m_raw_get_axi_status</text:span></text:p>
      <text:p text:style-name="P145"><text:span text:style-name="T42">Im_RAW_Int_Handler <text:s/></text:span><text:span text:style-name="T46">修改为</text:span><text:span text:style-name="T47">i</text:span><text:span text:style-name="T46">m_raw_int_handler</text:span></text:p>
      <text:p text:style-name="P132"/>
      <text:p text:style-name="P76">2)结构体</text:p>
      <text:p text:style-name="P91"><text:span text:style-name="T85">T_IM_RAW_CTRL_CODE_TBL <text:s/></text:span><text:span text:style-name="T80">修改为 </text:span><text:span text:style-name="T79">Im</text:span><text:span text:style-name="T81">Raw</text:span><text:span text:style-name="T83">Ctrl</text:span><text:span text:style-name="T84">CodeTbl</text:span></text:p>
      <text:p text:style-name="P88"><text:span text:style-name="T85">T_IM_RAW_AXI <text:s/></text:span><text:span text:style-name="T80">修改为 </text:span><text:span text:style-name="T79">Im</text:span><text:span text:style-name="T81">RawAxi</text:span></text:p>
      <text:p text:style-name="P89"><text:span text:style-name="T85">T_IM_RAW_AXI_STATUS <text:s/></text:span><text:span text:style-name="T80">修改为 </text:span><text:span text:style-name="T79">Im</text:span><text:span text:style-name="T81">RawAxi</text:span><text:span text:style-name="T82">Status</text:span></text:p>
      <text:p text:style-name="P90"><text:span text:style-name="T85">T_IM_RAW_CTRL_PARAM <text:s/></text:span><text:span text:style-name="T80">修改为 </text:span><text:span text:style-name="T79">Im</text:span><text:span text:style-name="T81">Raw</text:span><text:span text:style-name="T83">CtrlParam</text:span></text:p>
      <text:p text:style-name="P77"/>
      <text:p text:style-name="P77">4）头文件公有宏</text:p>
      <text:p text:style-name="P96"><text:span text:style-name="T136">D_IM_RAW_RETVAL_OK</text:span></text:p>
      <text:p text:style-name="P77"><text:span text:style-name="T85">D_IM_RAW_RETVAL_PARAM_ERROR</text:span></text:p>
      <text:p text:style-name="P77"><text:span text:style-name="T85">D_IM_RAW_RETVAL_SYSTEM_ERROR</text:span></text:p>
      <text:p text:style-name="P77"><text:span text:style-name="T85">D_IM_RAW_RETVAL_MACRO_BUSY</text:span></text:p>
      <text:p text:style-name="P77"><text:span text:style-name="T85">D_IM_RAW_RETVAL_FORCE_STOP</text:span></text:p>
      <text:p text:style-name="P77"><text:span text:style-name="T85">D_IM_RAW_OFF</text:span></text:p>
      <text:p text:style-name="P77"><text:span text:style-name="T85">D_IM_RAW_ON</text:span></text:p>
      <text:p text:style-name="P77"><text:span text:style-name="T85">D_IM_RAW_RFMT_14_OR_16_BIT</text:span></text:p>
      <text:p text:style-name="P77"><text:span text:style-name="T85">D_IM_RAW_RFMT_12_BIT_PACK</text:span></text:p>
      <text:p text:style-name="P77"><text:span text:style-name="T85">D_IM_RAW_RFMT_8_BIT</text:span></text:p>
      <text:p text:style-name="P77"><text:span text:style-name="T85">D_IM_RAW_BITSEL_EXCEPT_16_BIT</text:span></text:p>
      <text:p text:style-name="P77"><text:span text:style-name="T85">D_IM_RAW_BITSEL_16_BIT</text:span></text:p>
      <text:p text:style-name="P77"><text:span text:style-name="T85">D_IM_RAW_DEFFC_MCU_2x2</text:span></text:p>
      <text:p text:style-name="P77"><text:span text:style-name="T85">D_IM_RAW_DEFFC_MCU_2x1</text:span></text:p>
      <text:p text:style-name="P77"><text:span text:style-name="T85">D_IM_RAW_DEFOP_DIFF_PREV_VALUE</text:span></text:p>
      <text:p text:style-name="P77"><text:span text:style-name="T85">D_IM_RAW_COND_OK</text:span></text:p>
      <text:p text:style-name="P77"><text:span text:style-name="T85">D_IM_RAW_COND_ENC_LIMIT_OVER</text:span></text:p>
      <text:p text:style-name="P77"><text:span text:style-name="T85">D_IM_RAW_COND_DEC_UNDEF_CODE</text:span></text:p>
      <text:p text:style-name="P77"><text:span text:style-name="T85">D_IM_RAW_COND_DEC_ERROR</text:span></text:p>
      <text:p text:style-name="P77"><text:span text:style-name="T85">D_IM_RAW_ON_CACHE_RW_WRITE_BACK</text:span></text:p>
      <text:p text:style-name="P77"><text:span text:style-name="T85">D_IM_RAW_D_SEC_NORMAL_ACCESS</text:span></text:p>
      <text:p text:style-name="P77"/>
      <text:p text:style-name="P77"/>
      <text:p text:style-name="P77">5）全局变量</text:p>
      <text:p text:style-name="P79">code_length <text:s/>修改为 code<text:span text:style-name="T149">L</text:span>ength </text:p>
      <text:p text:style-name="P80"><text:soft-page-break/>r_cache_type <text:s text:c="2"/>修改为 r<text:span text:style-name="T150">C</text:span>ache<text:span text:style-name="T150">T</text:span>ype</text:p>
      <text:p text:style-name="P81">r_protection_type <text:s/>修改为 r<text:span text:style-name="T151">P</text:span>rotection<text:span text:style-name="T151">T</text:span>ype</text:p>
      <text:p text:style-name="P107"><text:span text:style-name="T122">w_cache_type <text:s text:c="2"/>修改为 </text:span><text:span text:style-name="T113">w</text:span><text:span text:style-name="T124">C</text:span><text:span text:style-name="T113">ache</text:span><text:span text:style-name="T124">T</text:span><text:span text:style-name="T113">ype</text:span></text:p>
      <text:p text:style-name="P108"><text:span text:style-name="T122">w_protection_type 修改为 </text:span><text:span text:style-name="T113">w</text:span><text:span text:style-name="T125">P</text:span><text:span text:style-name="T113">rotection</text:span><text:span text:style-name="T125">T</text:span><text:span text:style-name="T113">ype</text:span></text:p>
      <text:p text:style-name="P109"><text:span text:style-name="T122">r_ch_resp <text:s/>修改为 </text:span><text:span text:style-name="T113">r</text:span><text:span text:style-name="T126">C</text:span><text:span text:style-name="T113">h</text:span><text:span text:style-name="T126">R</text:span><text:span text:style-name="T113">esp</text:span></text:p>
      <text:p text:style-name="P82"><text:span text:style-name="T153">w</text:span>_ch_resp <text:s/>修改为 <text:span text:style-name="T153">wC</text:span>h<text:span text:style-name="T152">R</text:span>esp</text:p>
      <text:p text:style-name="P84"><text:span text:style-name="T154">src_addr 修改为 srcAddr</text:span></text:p>
      <text:p text:style-name="P83">dst_addr <text:span text:style-name="T155">修改为 dstAddr</text:span></text:p>
      <text:p text:style-name="P110"><text:span text:style-name="T122">diff_fixed_value </text:span><text:span text:style-name="T123">修改为 </text:span><text:span text:style-name="T113">diff</text:span><text:span text:style-name="T127">F</text:span><text:span text:style-name="T113">ixed</text:span><text:span text:style-name="T127">V</text:span><text:span text:style-name="T113">alue</text:span></text:p>
      <text:p text:style-name="P111"><text:span text:style-name="T122">byte_stuffing <text:s/></text:span><text:span text:style-name="T123">修改为 </text:span><text:span text:style-name="T113">byte</text:span><text:span text:style-name="T128">S</text:span><text:span text:style-name="T113">tuffing</text:span></text:p>
      <text:p text:style-name="P112"><text:span text:style-name="T122">data_format <text:s/></text:span><text:span text:style-name="T123">修改为 </text:span><text:span text:style-name="T113">data</text:span><text:span text:style-name="T129">F</text:span><text:span text:style-name="T113">ormat</text:span></text:p>
      <text:p text:style-name="P113"><text:span text:style-name="T122">axi_param <text:s/></text:span><text:span text:style-name="T123">修改为 </text:span><text:span text:style-name="T113">axi</text:span><text:span text:style-name="T130">P</text:span><text:span text:style-name="T113">aram</text:span></text:p>
      <text:p text:style-name="P114"><text:span text:style-name="T122">mcu_size <text:s/></text:span><text:span text:style-name="T123">修改为 </text:span><text:span text:style-name="T113">mcu</text:span><text:span text:style-name="T131">S</text:span><text:span text:style-name="T113">ize</text:span></text:p>
      <text:p text:style-name="P115"><text:span text:style-name="T122">bit_select <text:s/></text:span><text:span text:style-name="T123">修改为 </text:span><text:span text:style-name="T113">bit</text:span><text:span text:style-name="T132">S</text:span><text:span text:style-name="T113">elect</text:span></text:p>
      <text:p text:style-name="P116"><text:span text:style-name="T122">diff_mode <text:s/></text:span><text:span text:style-name="T123">修改为 </text:span><text:span text:style-name="T113">diff</text:span><text:span text:style-name="T133">M</text:span><text:span text:style-name="T113">ode</text:span></text:p>
      <text:p text:style-name="P117"><text:span text:style-name="T122">data_size <text:s/></text:span><text:span text:style-name="T123">修改为 </text:span><text:span text:style-name="T113">data</text:span><text:span text:style-name="T134">S</text:span><text:span text:style-name="T113">ize</text:span></text:p>
      <text:p text:style-name="P77"><text:span text:style-name="T137"/></text:p>
      <text:p text:style-name="P77"><text:span text:style-name="T137"><text:s text:c="2"/></text:span></text:p>
      <text:p text:style-name="P77"><text:span text:style-name="T137"/></text:p>
      <text:p text:style-name="P77"><text:span text:style-name="T137"/></text:p>
      <text:p text:style-name="P77"><text:span text:style-name="T137"/></text:p>
      <text:p text:style-name="P77"><text:span text:style-name="T137"/></text:p>
      <text:p text:style-name="P95"><text:span text:style-name="T137"><text:s/></text:span></text:p>
      <text:p text:style-name="P77"><text:span text:style-name="T137"/></text:p>
      <text:p text:style-name="P77"><text:span text:style-name="T137"/></text:p>
      <text:p text:style-name="P77"><text:s/></text:p>
      <text:p text:style-name="P1">im_rdma:</text:p>
      <text:p text:style-name="P133">1）公有函数</text:p>
      <text:p text:style-name="P146"><text:span text:style-name="T44">Im_RDMA_Open </text:span><text:span text:style-name="T1">修改为</text:span><text:span text:style-name="T45">i</text:span><text:span text:style-name="T1">m_r</text:span><text:span text:style-name="T52">dma_open</text:span></text:p>
      <text:p text:style-name="P146"><text:span text:style-name="T44">Im_RDMA_Close </text:span><text:span text:style-name="T1">修改为</text:span><text:span text:style-name="T45">i</text:span><text:span text:style-name="T1">m_r</text:span><text:span text:style-name="T52">dma_close</text:span></text:p>
      <text:p text:style-name="P147"><text:span text:style-name="T44">Im_RDMA_Init <text:s/></text:span><text:span text:style-name="T1">修改为</text:span><text:span text:style-name="T45">i</text:span><text:span text:style-name="T1">m_r</text:span><text:span text:style-name="T52">dma_</text:span><text:span text:style-name="T53">init</text:span></text:p>
      <text:p text:style-name="P148"><text:span text:style-name="T44">Im_RDMA_Ctrl <text:s/></text:span><text:span text:style-name="T1">修改为</text:span><text:span text:style-name="T45">i</text:span><text:span text:style-name="T1">m_r</text:span><text:span text:style-name="T52">dma_</text:span><text:span text:style-name="T54">ctrl</text:span></text:p>
      <text:p text:style-name="P164"><text:span text:style-name="T43">Im_RDMA_Start_Sync <text:s/></text:span><text:span text:style-name="T48">修改为</text:span><text:span text:style-name="T49">i</text:span><text:span text:style-name="T48">m_r</text:span><text:span text:style-name="T50">dma_</text:span><text:span text:style-name="T51">start_sync</text:span></text:p>
      <text:p text:style-name="P149"><text:span text:style-name="T44">Im_RDMA_Start_Async <text:s/></text:span><text:span text:style-name="T1">修改为</text:span><text:span text:style-name="T45">i</text:span><text:span text:style-name="T1">m_r</text:span><text:span text:style-name="T52">dma_</text:span><text:span text:style-name="T55">start_</text:span><text:span text:style-name="T56">a</text:span><text:span text:style-name="T55">sync</text:span></text:p>
      <text:p text:style-name="P150"><text:span text:style-name="T44">Im_RDMA_Wait_End <text:s/></text:span><text:span text:style-name="T1">修改为</text:span><text:span text:style-name="T45">i</text:span><text:span text:style-name="T1">m_r</text:span><text:span text:style-name="T52">dma_</text:span><text:span text:style-name="T57">wait_end</text:span></text:p>
      <text:p text:style-name="P151"><text:span text:style-name="T44">Im_RDMA_Int_Handler <text:s/></text:span><text:span text:style-name="T1">修改为</text:span><text:span text:style-name="T45">i</text:span><text:span text:style-name="T1">m_r</text:span><text:span text:style-name="T52">dma_</text:span><text:span text:style-name="T58">int_handler</text:span></text:p>
      <text:p text:style-name="P152"><text:span text:style-name="T44">Im_RDMA_Get_Ctrl <text:s/></text:span><text:span text:style-name="T1">修改为</text:span><text:span text:style-name="T45">i</text:span><text:span text:style-name="T1">m_r</text:span><text:span text:style-name="T52">dma_</text:span><text:span text:style-name="T59">get_ctrl</text:span></text:p>
      <text:p text:style-name="P153"><text:span text:style-name="T44">Im_RDMA_Get_Int_Mode <text:s/></text:span><text:span text:style-name="T1">修改为</text:span><text:span text:style-name="T45">i</text:span><text:span text:style-name="T1">m_r</text:span><text:span text:style-name="T52">dma_</text:span><text:span text:style-name="T59">get_</text:span><text:span text:style-name="T60">int_mode</text:span></text:p>
      <text:p text:style-name="P154"><text:span text:style-name="T44">Im_RDMA_Get_Prch_Error_Status <text:s/></text:span><text:span text:style-name="T1">修改为</text:span><text:span text:style-name="T45">i</text:span><text:span text:style-name="T1">m_r</text:span><text:span text:style-name="T52">dma_</text:span><text:span text:style-name="T59">get_</text:span><text:span text:style-name="T61">prch_error_status</text:span></text:p>
      <text:p text:style-name="P155"><text:span text:style-name="T44">Im_RDMA_Set_Axi <text:s/></text:span><text:span text:style-name="T1">修改为</text:span><text:span text:style-name="T45">i</text:span><text:span text:style-name="T1">m_r</text:span><text:span text:style-name="T52">dma_</text:span><text:span text:style-name="T62">set_axi</text:span></text:p>
      <text:p text:style-name="P156"><text:span text:style-name="T44">Im_RDMA_Get_Axi_Status </text:span><text:span text:style-name="T1">修改为</text:span><text:span text:style-name="T45">i</text:span><text:span text:style-name="T1">m_r</text:span><text:span text:style-name="T52">dma_</text:span><text:span text:style-name="T63">g</text:span><text:span text:style-name="T62">et_axi_</text:span><text:span text:style-name="T63">status</text:span></text:p>
      <text:p text:style-name="P157"><text:span text:style-name="T44">Im_RDMA_Print_ClockStatus <text:s/></text:span><text:span text:style-name="T1">修改为</text:span><text:span text:style-name="T45">i</text:span><text:span text:style-name="T1">m_r</text:span><text:span text:style-name="T52">dma_</text:span><text:span text:style-name="T64">print_clock_status</text:span></text:p>
      <text:p text:style-name="P158"><text:span text:style-name="T44">Im_RDMA_Ctrl_Quick_Start_Sync </text:span><text:span text:style-name="T1">修改为</text:span><text:span text:style-name="T45">i</text:span><text:span text:style-name="T1">m_r</text:span><text:span text:style-name="T52">dma_</text:span><text:span text:style-name="T54">ctrl_</text:span><text:span text:style-name="T65">quick_start_sync</text:span></text:p>
      <text:p text:style-name="P133"/>
      <text:p text:style-name="P87">2)结构体</text:p>
      <text:p text:style-name="P92"><text:span text:style-name="T85">T_IM_RDMA_CTRL <text:s/></text:span>修改为<text:span text:style-name="T156">ImRdmaCtrl</text:span></text:p>
      <text:p text:style-name="P93"><text:span text:style-name="T85">T_IM_RDMA_AXI <text:s/></text:span>修改为<text:span text:style-name="T156">ImRdmaAxi</text:span></text:p>
      <text:p text:style-name="P94"><text:span text:style-name="T85">T_IM_RDMA_AXI_</text:span><text:span text:style-name="T142">STATUS <text:s/></text:span><text:span text:style-name="T157">修改为ImRdmaAxiStatus</text:span></text:p>
      <text:p text:style-name="P94"/>
      <text:p text:style-name="P98">3）枚举</text:p>
      <text:p text:style-name="P99"><text:span text:style-name="T85">E_IM_RDMA_INT_MODE <text:s text:c="2"/></text:span>修改为 <text:span text:style-name="T156">ImRdmaIntMode</text:span></text:p>
      <text:p text:style-name="P100"><text:span text:style-name="T85">E_IM_RDMA_PRCH_CNT <text:s/></text:span>修改为 <text:span text:style-name="T156">ImRdmaPrchCnt</text:span></text:p>
      <text:p text:style-name="P98"/>
      <text:p text:style-name="P98"><text:s/>枚举项</text:p>
      <text:p text:style-name="P101"><text:span text:style-name="T85">E_IM_RDMA_INT_MODE_OR <text:s text:c="2"/></text:span>修改为 <text:s/><text:span text:style-name="T158">Im</text:span><text:span text:style-name="T85">R</text:span><text:span text:style-name="T143">dma</text:span><text:span text:style-name="T85">_INT_MODE_OR </text:span></text:p>
      <text:p text:style-name="P102"><text:soft-page-break/><text:span text:style-name="T85">E_IM_RDMA_INT_MODE_AND <text:s/></text:span>修改为 <text:s/><text:span text:style-name="T158">Im</text:span><text:span text:style-name="T85">R</text:span><text:span text:style-name="T143">dma</text:span><text:span text:style-name="T85">_</text:span><text:span text:style-name="T144">I</text:span><text:span text:style-name="T85">NT_MODE_AND</text:span></text:p>
      <text:p text:style-name="P103"><text:span text:style-name="T85">E_IM_RDMA_INT_MODE_AND_ERR <text:s/></text:span>修改为 <text:s/><text:span text:style-name="T158">Im</text:span><text:span text:style-name="T85">R</text:span><text:span text:style-name="T143">dma</text:span><text:span text:style-name="T85">_</text:span><text:span text:style-name="T144">I</text:span><text:span text:style-name="T85">NT_MODE_AND_ERR <text:s/></text:span></text:p>
      <text:p text:style-name="P104"><text:span text:style-name="T85">E_IM_RDMA_PRCH_CNT_NOLIMIT <text:s/></text:span>修改为 <text:s/><text:span text:style-name="T158">Im</text:span><text:span text:style-name="T85">R</text:span><text:span text:style-name="T143">dma</text:span><text:span text:style-name="T85">_PRCH_CNT_NOLIMIT </text:span></text:p>
      <text:p text:style-name="P105"><text:span text:style-name="T85">E_IM_RDMA_PRCH_CNT_MAX1 <text:s/></text:span>修改为 <text:s/><text:span text:style-name="T158">Im</text:span><text:span text:style-name="T85">R</text:span><text:span text:style-name="T143">dma</text:span><text:span text:style-name="T85">_PRCH_CNT_MAX1 </text:span></text:p>
      <text:p text:style-name="P106"><text:span text:style-name="T85">E_IM_RDMA_PRCH_CNT_MAX</text:span><text:span text:style-name="T145">2</text:span><text:span text:style-name="T85"> 修改为 <text:s/></text:span><text:span text:style-name="T143">Im</text:span><text:span text:style-name="T85">R</text:span><text:span text:style-name="T143">dma</text:span><text:span text:style-name="T85">_PRCH_CNT_MAX</text:span><text:span text:style-name="T145">2</text:span></text:p>
      <text:p text:style-name="P106"><text:span text:style-name="T85">E_IM_RDMA_PRCH_CNT_MAX</text:span><text:span text:style-name="T145">3</text:span><text:span text:style-name="T85"> </text:span>修改为 <text:s/><text:span text:style-name="T158">Im</text:span><text:span text:style-name="T85">R</text:span><text:span text:style-name="T143">dma</text:span><text:span text:style-name="T85">_PRCH_CNT_MAX</text:span><text:span text:style-name="T145">3</text:span></text:p>
      <text:p text:style-name="P97"><text:span text:style-name="T138"/></text:p>
      <text:p text:style-name="P78">4）头文件公有宏</text:p>
      <text:p text:style-name="P78"><text:span text:style-name="T85">D_IM_RDMA_OK</text:span></text:p>
      <text:p text:style-name="P78"><text:span text:style-name="T85">D_IM_RDMA_NG</text:span></text:p>
      <text:p text:style-name="P78"/>
      <text:p text:style-name="P78">5）全局变量</text:p>
      <text:p text:style-name="P85"><text:span text:style-name="T85">transfer_byte <text:s/></text:span><text:span text:style-name="T159">修改为</text:span><text:span text:style-name="T146">transfer</text:span><text:span text:style-name="T147">B</text:span><text:span text:style-name="T146">yte </text:span></text:p>
      <text:p text:style-name="P85"><text:span text:style-name="T85">reg_addr_tbl_addr </text:span><text:span text:style-name="T159">修改为</text:span><text:span text:style-name="T146">reg</text:span><text:span text:style-name="T147">A</text:span><text:span text:style-name="T146">ddr</text:span><text:span text:style-name="T147">T</text:span><text:span text:style-name="T146">bl</text:span><text:span text:style-name="T147">A</text:span><text:span text:style-name="T146">ddr</text:span></text:p>
      <text:p text:style-name="P85"><text:span text:style-name="T85">reg_data_top_addr </text:span><text:span text:style-name="T159">修改为</text:span><text:span text:style-name="T146">reg</text:span><text:span text:style-name="T147">D</text:span><text:span text:style-name="T146">ata</text:span><text:span text:style-name="T147">T</text:span><text:span text:style-name="T146">op</text:span><text:span text:style-name="T147">A</text:span><text:span text:style-name="T146">ddr</text:span></text:p>
      <text:p text:style-name="P85"><text:span text:style-name="T85">req_threshold </text:span><text:span text:style-name="T159">修改为</text:span><text:span text:style-name="T146">req</text:span><text:span text:style-name="T147">T</text:span><text:span text:style-name="T146">hreshold</text:span></text:p>
      <text:p text:style-name="P85"><text:span text:style-name="T85">int_mode </text:span><text:span text:style-name="T159">修改为</text:span><text:span text:style-name="T146">int</text:span><text:span text:style-name="T147">M</text:span><text:span text:style-name="T146">ode </text:span></text:p>
      <text:p text:style-name="P85"><text:span text:style-name="T85">write_cache_type </text:span><text:span text:style-name="T159">修改为</text:span><text:span text:style-name="T146">write</text:span><text:span text:style-name="T147">C</text:span><text:span text:style-name="T146">ache</text:span><text:span text:style-name="T147">T</text:span><text:span text:style-name="T146">ype</text:span></text:p>
      <text:p text:style-name="P85"><text:span text:style-name="T85">write_protection_type </text:span><text:span text:style-name="T159">修改为</text:span><text:span text:style-name="T146">write</text:span><text:span text:style-name="T147">P</text:span><text:span text:style-name="T146">rotection</text:span><text:span text:style-name="T147">T</text:span><text:span text:style-name="T146">ype </text:span></text:p>
      <text:p text:style-name="P86"><text:span text:style-name="T85">write_channel_response </text:span><text:span text:style-name="T159">修改为 </text:span><text:span text:style-name="T146">write</text:span><text:span text:style-name="T148">C</text:span><text:span text:style-name="T146">hannel</text:span><text:span text:style-name="T148">R</text:span><text:span text:style-name="T146">esponse</text:span></text:p>
      <text:p text:style-name="P78"><text:s/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Fallback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Fallback1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6:43:08.800224911</meta:creation-date>
    <dc:date>2020-09-14T10:19:53.920787889</dc:date>
    <meta:editing-duration>P1DT16H16M39S</meta:editing-duration>
    <meta:editing-cycles>208</meta:editing-cycles>
    <meta:generator>LibreOffice/4.2.8.2$Linux_X86_64 LibreOffice_project/420m0$Build-2</meta:generator>
    <meta:document-statistic meta:table-count="0" meta:image-count="0" meta:object-count="0" meta:page-count="7" meta:paragraph-count="303" meta:word-count="1273" meta:character-count="8439" meta:non-whitespace-character-count="8013"/>
  </office:meta>
</office:document-meta>
</file>